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3" style:family="table-column">
      <style:table-column-properties fo:break-before="auto" style:column-width="3.0118in"/>
    </style:style>
    <style:style style:name="co2" style:family="table-column">
      <style:table-column-properties fo:break-before="auto" style:column-width="2.0898in"/>
    </style:style>
    <style:style style:name="co4" style:family="table-column">
      <style:table-column-properties fo:break-before="auto" style:column-width="1.2807in"/>
    </style:style>
    <style:style style:name="co5" style:family="table-column">
      <style:table-column-properties fo:break-before="auto" style:column-width="1.3319in"/>
    </style:style>
    <style:style style:name="co6" style:family="table-column">
      <style:table-column-properties fo:break-before="auto" style:column-width="1.3571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1.2673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2" style:family="table" style:master-page-name="PageStyle_5f_team-even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fo:background-color="transparent" fo:padding="0.028in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cell-protect="protected" style:print-content="true" fo:background-color="transparent" fo:padding="0.028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37">
      <style:table-cell-properties style:cell-protect="protected" style:print-content="true" fo:background-color="transparent" fo:padding="0.028in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37"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7"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fo:background-color="transparent" fo:padding="0.028in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37">
      <style:table-cell-properties style:cell-protect="protected" style:print-content="true" fo:background-color="transparent" fo:padding="0.028in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cell-protect="protected" style:print-content="true" fo:background-color="transparent" fo:padding="0.028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37">
      <style:text-properties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ext-properties style:font-name="Liberation Serif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ady" table:style-name="ta3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2" table:number-columns-repeated="1002" table:default-cell-style-name="ce27"/>
        <table:table-row table:style-name="ro1">
          <table:table-cell table:style-name="ce14" office:value-type="string" calcext:value-type="string">
            <text:p>Team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Event</text:p>
          </table:table-cell>
          <table:table-cell table:style-name="ce14" office:value-type="string" calcext:value-type="string">
            <text:p>City</text:p>
          </table:table-cell>
          <table:table-cell table:style-name="ce14" office:value-type="string" calcext:value-type="string">
            <text:p>State</text:p>
          </table:table-cell>
          <table:table-cell table:style-name="ce26" office:value-type="string" calcext:value-type="string">
            <text:p>Weeke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7-15" calcext:value-type="date">
            <text:p>07/15/22</text:p>
          </table:table-cell>
          <table:table-cell office:value-type="string" calcext:value-type="string">
            <text:p>North American All Sanctioned World Series</text:p>
          </table:table-cell>
          <table:table-cell office:value-type="string" calcext:value-type="string">
            <text:p><text:s/>Hermitage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7-22" calcext:value-type="date">
            <text:p>07/22/22</text:p>
          </table:table-cell>
          <table:table-cell office:value-type="string" calcext:value-type="string">
            <text:p>Hope's Turn At Bat</text:p>
          </table:table-cell>
          <table:table-cell office:value-type="string" calcext:value-type="string">
            <text:p><text:s/>Hermitage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Maple Leaf East </text:p>
          </table:table-cell>
          <table:table-cell office:value-type="string" calcext:value-type="string">
            <text:p><text:s/>Streetsboro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Ohio Father's Day Classic 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6-24" calcext:value-type="date">
            <text:p>06/24/22</text:p>
          </table:table-cell>
          <table:table-cell office:value-type="string" calcext:value-type="string">
            <text:p>Battle Of Lake Erie</text:p>
          </table:table-cell>
          <table:table-cell office:value-type="string" calcext:value-type="string">
            <text:p><text:s/>Er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table:style-name="ce21" office:value-type="date" office:date-value="2022-05-27" calcext:value-type="date">
            <text:p>05/27/22</text:p>
          </table:table-cell>
          <table:table-cell office:value-type="string" calcext:value-type="string">
            <text:p>Salute To Service </text:p>
          </table:table-cell>
          <table:table-cell office:value-type="string" calcext:value-type="string">
            <text:p><text:s/>Kent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8U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Mapleleaf East Streetsboro</text:p>
          </table:table-cell>
          <table:table-cell office:value-type="string" calcext:value-type="string">
            <text:p><text:s/>Streetsboro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8U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Salute To Servic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8-31" calcext:value-type="date">
            <text:p>08/31/22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Canfiel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12/30 - 12/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7-01" calcext:value-type="date">
            <text:p>07/01/22</text:p>
          </table:table-cell>
          <table:table-cell office:value-type="string" calcext:value-type="string">
            <text:p>Apple Pie Charity</text:p>
          </table:table-cell>
          <table:table-cell table:style-name="ce22" office:value-type="string" calcext:value-type="string">
            <text:p>Gnadenhutten</text:p>
          </table:table-cell>
          <table:table-cell table:style-name="ce22" office:value-type="string" calcext:value-type="string">
            <text:p><text:s/>OH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7-08" calcext:value-type="date">
            <text:p>07/08/22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<text:s/>Leavittsburg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7-16" calcext:value-type="date">
            <text:p>07/16/22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<text:s/>Jeffers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7-21" calcext:value-type="date">
            <text:p>07/21/22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21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6-03" calcext:value-type="date">
            <text:p>06/03/22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<text:s/>Tallmadge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6-09" calcext:value-type="date">
            <text:p>06/09/22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<text:s/>Huds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9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<text:s/>Root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North Ridgeville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table:style-name="ce21" office:value-type="date" office:date-value="2021-10-23" calcext:value-type="date">
            <text:p>10/23/21</text:p>
          </table:table-cell>
          <table:table-cell office:value-type="string" calcext:value-type="string">
            <text:p>Pumpkin Smash</text:p>
          </table:table-cell>
          <table:table-cell office:value-type="string" calcext:value-type="string">
            <text:p><text:s/>Leavittsburg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11th Annual Streak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7-08" calcext:value-type="date">
            <text:p>07/08/22</text:p>
          </table:table-cell>
          <table:table-cell office:value-type="string" calcext:value-type="string">
            <text:p>Battle in Leavittsburg</text:p>
          </table:table-cell>
          <table:table-cell office:value-type="string" calcext:value-type="string">
            <text:p><text:s/>Leavittsburg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7-15" calcext:value-type="date">
            <text:p>07/15/22</text:p>
          </table:table-cell>
          <table:table-cell office:value-type="string" calcext:value-type="string">
            <text:p>J-Town Showdown</text:p>
          </table:table-cell>
          <table:table-cell office:value-type="string" calcext:value-type="string">
            <text:p><text:s/>Jeffers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7-21" calcext:value-type="date">
            <text:p>07/21/22</text:p>
          </table:table-cell>
          <table:table-cell office:value-type="string" calcext:value-type="string">
            <text:p>World Series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21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6-16" calcext:value-type="date">
            <text:p>06/16/22</text:p>
          </table:table-cell>
          <table:table-cell office:value-type="string" calcext:value-type="string">
            <text:p>9th Annual Swingin In Solon</text:p>
          </table:table-cell>
          <table:table-cell office:value-type="string" calcext:value-type="string">
            <text:p><text:s/>Sol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6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6-24" calcext:value-type="date">
            <text:p>06/24/22</text:p>
          </table:table-cell>
          <table:table-cell office:value-type="string" calcext:value-type="string">
            <text:p>Battle of Lake Erie</text:p>
          </table:table-cell>
          <table:table-cell office:value-type="string" calcext:value-type="string">
            <text:p><text:s/>Fairvie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May Madness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table:style-name="ce21" office:value-type="date" office:date-value="2021-10-23" calcext:value-type="date">
            <text:p>10/23/21</text:p>
          </table:table-cell>
          <table:table-cell office:value-type="string" calcext:value-type="string">
            <text:p>FIRE FASTPITCH PUMPKIN SMASH</text:p>
          </table:table-cell>
          <table:table-cell office:value-type="string" calcext:value-type="string">
            <text:p><text:s/>Leavittsburg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4-02" calcext:value-type="date">
            <text:p>04/02/22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<text:s/>Cant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4-22" calcext:value-type="date">
            <text:p>04/22/22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<text:s/>Hubbar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11th Annual Streak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Perfect Storm</text:p>
          </table:table-cell>
          <table:table-cell office:value-type="string" calcext:value-type="string">
            <text:p><text:s/>Hubbar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June Slugfest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6-25" calcext:value-type="date">
            <text:p>06/25/22</text:p>
          </table:table-cell>
          <table:table-cell office:value-type="string" calcext:value-type="string">
            <text:p>Steel Valley Storm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Choose Joy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table:style-name="ce21" office:value-type="date" office:date-value="2022-05-21" calcext:value-type="date">
            <text:p>05/21/22</text:p>
          </table:table-cell>
          <table:table-cell office:value-type="string" calcext:value-type="string">
            <text:p>Border Wars</text:p>
          </table:table-cell>
          <table:table-cell office:value-type="string" calcext:value-type="string">
            <text:p><text:s/>Rootstow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7-02" calcext:value-type="date">
            <text:p>07/02/22</text:p>
          </table:table-cell>
          <table:table-cell office:value-type="string" calcext:value-type="string">
            <text:p>Stars Stripes And Softball Tournament</text:p>
          </table:table-cell>
          <table:table-cell office:value-type="string" calcext:value-type="string">
            <text:p><text:s/>Hubbar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6-03" calcext:value-type="date">
            <text:p>06/03/22</text:p>
          </table:table-cell>
          <table:table-cell office:value-type="string" calcext:value-type="string">
            <text:p>Valley Extreme Summer Starter</text:p>
          </table:table-cell>
          <table:table-cell office:value-type="string" calcext:value-type="string">
            <text:p><text:s/>Warre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Sluggers June Slugfest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Ohio Magic Father's Day Classic</text:p>
          </table:table-cell>
          <table:table-cell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3-19" calcext:value-type="date">
            <text:p>03/19/22</text:p>
          </table:table-cell>
          <table:table-cell office:value-type="string" calcext:value-type="string">
            <text:p>Shamrock Classic 12U Tournament</text:p>
          </table:table-cell>
          <table:table-cell office:value-type="string" calcext:value-type="string">
            <text:p><text:s/>Mt Vern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<text:s/>Hermitag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Choose Joy/ The Melina Michelle Edenfield Tournament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5-21" calcext:value-type="date">
            <text:p>05/21/22</text:p>
          </table:table-cell>
          <table:table-cell office:value-type="string" calcext:value-type="string">
            <text:p>Spring Swing</text:p>
          </table:table-cell>
          <table:table-cell office:value-type="string" calcext:value-type="string">
            <text:p><text:s/>Lyndhurst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Memorial DAY Madness</text:p>
          </table:table-cell>
          <table:table-cell office:value-type="string" calcext:value-type="string">
            <text:p><text:s/>New Frankli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4-23" calcext:value-type="date">
            <text:p>04/23/22</text:p>
          </table:table-cell>
          <table:table-cell office:value-type="string" calcext:value-type="string">
            <text:p>Thunder Elite Mayhem Tournament - Youngstown Area</text:p>
          </table:table-cell>
          <table:table-cell office:value-type="string" calcext:value-type="string">
            <text:p><text:s/>Girar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Streak Event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7-09" calcext:value-type="date">
            <text:p>07/09/22</text:p>
          </table:table-cell>
          <table:table-cell office:value-type="string" calcext:value-type="string">
            <text:p>Cinderella <text:s/>Classic</text:p>
          </table:table-cell>
          <table:table-cell office:value-type="string" calcext:value-type="string">
            <text:p><text:s/>North Ridgeville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7-23" calcext:value-type="date">
            <text:p>07/23/22</text:p>
          </table:table-cell>
          <table:table-cell office:value-type="string" calcext:value-type="string">
            <text:p>Christmas in July Tournament</text:p>
          </table:table-cell>
          <table:table-cell office:value-type="string" calcext:value-type="string">
            <text:p><text:s/>North Ridgeville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7-28" calcext:value-type="date">
            <text:p>07/28/22</text:p>
          </table:table-cell>
          <table:table-cell office:value-type="string" calcext:value-type="string">
            <text:p>World Series Showdown in Columbus</text:p>
          </table:table-cell>
          <table:table-cell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28 - 07/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Maple Leaf East</text:p>
          </table:table-cell>
          <table:table-cell office:value-type="string" calcext:value-type="string">
            <text:p><text:s/>Streetsboro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June Slugfest</text:p>
          </table:table-cell>
          <table:table-cell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Ohio Magic Father's Day Classic</text:p>
          </table:table-cell>
          <table:table-cell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5-14" calcext:value-type="date">
            <text:p>05/14/22</text:p>
          </table:table-cell>
          <table:table-cell office:value-type="string" calcext:value-type="string">
            <text:p>May Mayhem </text:p>
          </table:table-cell>
          <table:table-cell office:value-type="string" calcext:value-type="string">
            <text:p><text:s/>Streetsboro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Stan Maley Memorial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4-16" calcext:value-type="date">
            <text:p>04/16/22</text:p>
          </table:table-cell>
          <table:table-cell office:value-type="string" calcext:value-type="string">
            <text:p>Robert Lee Memorial</text:p>
          </table:table-cell>
          <table:table-cell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4/15 - 04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7-09" calcext:value-type="date">
            <text:p>07/09/22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<text:s/>North Ridgeville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7-22" calcext:value-type="date">
            <text:p>07/22/22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<text:s/>Hermitage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Mapleleaf Classic</text:p>
          </table:table-cell>
          <table:table-cell table:style-name="ce25" office:value-type="string" calcext:value-type="string">
            <text:p><text:s/>Streetsboro</text:p>
          </table:table-cell>
          <table:table-cell table:style-name="ce25" office:value-type="string" calcext:value-type="string">
            <text:p><text:s/>OH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3-19" calcext:value-type="date">
            <text:p>03/19/22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<text:s/>Mount Verno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<text:s/>Rootstown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table:style-name="ce21" office:value-type="date" office:date-value="2022-05-20" calcext:value-type="date">
            <text:p>05/20/22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<text:s/>Stow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 table:number-rows-repeated="1048422">
          <table:table-cell table:number-columns-repeated="1007"/>
        </table:table-row>
        <table:table-row table:style-name="ro2" table:number-rows-repeated="89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team-events" table:style-name="ta2">
        <office:forms form:automatic-focus="false" form:apply-design-mode="false"/>
        <table:table-column table:style-name="co1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2" table:number-columns-repeated="1002" table:default-cell-style-name="ce27"/>
        <table:table-row table:style-name="ro1">
          <table:table-cell table:style-name="ce14" office:value-type="string" calcext:value-type="string">
            <text:p>Team</text:p>
          </table:table-cell>
          <table:table-cell table:style-name="ce14" office:value-type="string" calcext:value-type="string">
            <text:p>Event Name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Venue</text:p>
          </table:table-cell>
          <table:table-cell table:style-name="ce26" office:value-type="string" calcext:value-type="string">
            <text:p>Friday</text:p>
          </table:table-cell>
          <table:table-cell table:style-name="ce26" office:value-type="string" calcext:value-type="string">
            <text:p>Friday-text</text:p>
          </table:table-cell>
          <table:table-cell table:style-name="ce26" office:value-type="string" calcext:value-type="string">
            <text:p>Sunday</text:p>
          </table:table-cell>
          <table:table-cell table:style-name="ce26" office:value-type="string" calcext:value-type="string">
            <text:p>Sunday-text</text:p>
          </table:table-cell>
          <table:table-cell table:number-columns-repeated="2" table:style-name="ce26" office:value-type="string" calcext:value-type="string">
            <text:p>Weeke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North American All Sanctioned World Series</text:p>
          </table:table-cell>
          <table:table-cell table:style-name="ce21" office:value-type="date" office:date-value="2022-07-15" calcext:value-type="date">
            <text:p>07/15/22</text:p>
          </table:table-cell>
          <table:table-cell office:value-type="string" calcext:value-type="string">
            <text:p><text:s/>Hermitage, PA</text:p>
          </table:table-cell>
          <table:table-cell table:style-name="ce28" table:formula="of:=IF(WEEKDAY([.C2])=5;[.C2];IF(WEEKDAY([.C2])=6;[.C2];IF(WEEKDAY([.C2])=7;[.C2]-1;IF(WEEKDAY([.C2])=1;[.C2]-2))))" office:value-type="date" office:date-value="2022-07-15" calcext:value-type="date">
            <text:p>07/15/22</text:p>
          </table:table-cell>
          <table:table-cell table:formula="of:=TEXT([.E2]; &quot;MM/DD&quot;)" office:value-type="string" office:string-value="07/15" calcext:value-type="string">
            <text:p>07/15</text:p>
          </table:table-cell>
          <table:table-cell table:style-name="ce29" table:formula="of:=IF(WEEKDAY([.E2])=5;[.E2]+3;IF(WEEKDAY([.E2])=6;[.E2]+2))" office:value-type="date" office:date-value="2022-07-17" calcext:value-type="date">
            <text:p>07/17/22</text:p>
          </table:table-cell>
          <table:table-cell table:style-name="ce29" table:formula="of:=TEXT([.G2]; &quot;MM/DD&quot;)" office:value-type="string" office:string-value="07/17" calcext:value-type="string">
            <text:p>07/17</text:p>
          </table:table-cell>
          <table:table-cell table:formula="of:=CONCATENATE([.F2];&quot; - &quot;; [.H2])" office:value-type="string" office:string-value="07/15 - 07/17" calcext:value-type="string">
            <text:p>07/15 - 07/17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Hope's Turn At Bat</text:p>
          </table:table-cell>
          <table:table-cell table:style-name="ce21" office:value-type="date" office:date-value="2022-07-22" calcext:value-type="date">
            <text:p>07/22/22</text:p>
          </table:table-cell>
          <table:table-cell office:value-type="string" calcext:value-type="string">
            <text:p><text:s/>Hermitage, PA</text:p>
          </table:table-cell>
          <table:table-cell table:style-name="ce28" table:formula="of:=IF(WEEKDAY([.C3])=5;[.C3];IF(WEEKDAY([.C3])=6;[.C3];IF(WEEKDAY([.C3])=7;[.C3]-1;IF(WEEKDAY([.C3])=1;[.C3]-2))))" office:value-type="date" office:date-value="2022-07-22" calcext:value-type="date">
            <text:p>07/22/22</text:p>
          </table:table-cell>
          <table:table-cell table:formula="of:=TEXT([.E3]; &quot;MM/DD&quot;)" office:value-type="string" office:string-value="07/22" calcext:value-type="string">
            <text:p>07/22</text:p>
          </table:table-cell>
          <table:table-cell table:style-name="ce29" table:formula="of:=IF(WEEKDAY([.E3])=5;[.E3]+3;IF(WEEKDAY([.E3])=6;[.E3]+2))" office:value-type="date" office:date-value="2022-07-24" calcext:value-type="date">
            <text:p>07/24/22</text:p>
          </table:table-cell>
          <table:table-cell table:style-name="ce29" table:formula="of:=TEXT([.G3]; &quot;MM/DD&quot;)" office:value-type="string" office:string-value="07/24" calcext:value-type="string">
            <text:p>07/24</text:p>
          </table:table-cell>
          <table:table-cell table:formula="of:=CONCATENATE([.F3];&quot; - &quot;; [.H3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Maple Leaf East 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<text:s/>Streetsboro, OH</text:p>
          </table:table-cell>
          <table:table-cell table:style-name="ce28" table:formula="of:=IF(WEEKDAY([.C4])=5;[.C4];IF(WEEKDAY([.C4])=6;[.C4];IF(WEEKDAY([.C4])=7;[.C4]-1;IF(WEEKDAY([.C4])=1;[.C4]-2))))" office:value-type="date" office:date-value="2022-06-03" calcext:value-type="date">
            <text:p>06/03/22</text:p>
          </table:table-cell>
          <table:table-cell table:formula="of:=TEXT([.E4]; &quot;MM/DD&quot;)" office:value-type="string" office:string-value="06/03" calcext:value-type="string">
            <text:p>06/03</text:p>
          </table:table-cell>
          <table:table-cell table:style-name="ce29" table:formula="of:=IF(WEEKDAY([.E4])=5;[.E4]+3;IF(WEEKDAY([.E4])=6;[.E4]+2))" office:value-type="date" office:date-value="2022-06-05" calcext:value-type="date">
            <text:p>06/05/22</text:p>
          </table:table-cell>
          <table:table-cell table:style-name="ce29" table:formula="of:=TEXT([.G4]; &quot;MM/DD&quot;)" office:value-type="string" office:string-value="06/05" calcext:value-type="string">
            <text:p>06/05</text:p>
          </table:table-cell>
          <table:table-cell table:formula="of:=CONCATENATE([.F4];&quot; - &quot;; [.H4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Ohio Father's Day Classic 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5])=5;[.C5];IF(WEEKDAY([.C5])=6;[.C5];IF(WEEKDAY([.C5])=7;[.C5]-1;IF(WEEKDAY([.C5])=1;[.C5]-2))))" office:value-type="date" office:date-value="2022-06-17" calcext:value-type="date">
            <text:p>06/17/22</text:p>
          </table:table-cell>
          <table:table-cell table:formula="of:=TEXT([.E5]; &quot;MM/DD&quot;)" office:value-type="string" office:string-value="06/17" calcext:value-type="string">
            <text:p>06/17</text:p>
          </table:table-cell>
          <table:table-cell table:style-name="ce29" table:formula="of:=IF(WEEKDAY([.E5])=5;[.E5]+3;IF(WEEKDAY([.E5])=6;[.E5]+2))" office:value-type="date" office:date-value="2022-06-19" calcext:value-type="date">
            <text:p>06/19/22</text:p>
          </table:table-cell>
          <table:table-cell table:style-name="ce29" table:formula="of:=TEXT([.G5]; &quot;MM/DD&quot;)" office:value-type="string" office:string-value="06/19" calcext:value-type="string">
            <text:p>06/19</text:p>
          </table:table-cell>
          <table:table-cell table:formula="of:=CONCATENATE([.F5];&quot; - &quot;; [.H5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Battle Of Lake Erie</text:p>
          </table:table-cell>
          <table:table-cell table:style-name="ce21" office:value-type="date" office:date-value="2022-06-24" calcext:value-type="date">
            <text:p>06/24/22</text:p>
          </table:table-cell>
          <table:table-cell office:value-type="string" calcext:value-type="string">
            <text:p><text:s/>Erie, Pennsylvania</text:p>
          </table:table-cell>
          <table:table-cell table:style-name="ce28" table:formula="of:=IF(WEEKDAY([.C6])=5;[.C6];IF(WEEKDAY([.C6])=6;[.C6];IF(WEEKDAY([.C6])=7;[.C6]-1;IF(WEEKDAY([.C6])=1;[.C6]-2))))" office:value-type="date" office:date-value="2022-06-24" calcext:value-type="date">
            <text:p>06/24/22</text:p>
          </table:table-cell>
          <table:table-cell table:formula="of:=TEXT([.E6]; &quot;MM/DD&quot;)" office:value-type="string" office:string-value="06/24" calcext:value-type="string">
            <text:p>06/24</text:p>
          </table:table-cell>
          <table:table-cell table:style-name="ce29" table:formula="of:=IF(WEEKDAY([.E6])=5;[.E6]+3;IF(WEEKDAY([.E6])=6;[.E6]+2))" office:value-type="date" office:date-value="2022-06-26" calcext:value-type="date">
            <text:p>06/26/22</text:p>
          </table:table-cell>
          <table:table-cell table:style-name="ce29" table:formula="of:=TEXT([.G6]; &quot;MM/DD&quot;)" office:value-type="string" office:string-value="06/26" calcext:value-type="string">
            <text:p>06/26</text:p>
          </table:table-cell>
          <table:table-cell table:formula="of:=CONCATENATE([.F6];&quot; - &quot;; [.H6])" office:value-type="string" office:string-value="06/24 - 06/26" calcext:value-type="string">
            <text:p>06/24 - 06/26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Salute To Service </text:p>
          </table:table-cell>
          <table:table-cell table:style-name="ce21" office:value-type="date" office:date-value="2022-05-27" calcext:value-type="date">
            <text:p>05/27/22</text:p>
          </table:table-cell>
          <table:table-cell office:value-type="string" calcext:value-type="string">
            <text:p><text:s/>Kent, OH 44240</text:p>
          </table:table-cell>
          <table:table-cell table:style-name="ce28" table:formula="of:=IF(WEEKDAY([.C7])=5;[.C7];IF(WEEKDAY([.C7])=6;[.C7];IF(WEEKDAY([.C7])=7;[.C7]-1;IF(WEEKDAY([.C7])=1;[.C7]-2))))" office:value-type="date" office:date-value="2022-05-27" calcext:value-type="date">
            <text:p>05/27/22</text:p>
          </table:table-cell>
          <table:table-cell table:formula="of:=TEXT([.E7]; &quot;MM/DD&quot;)" office:value-type="string" office:string-value="05/27" calcext:value-type="string">
            <text:p>05/27</text:p>
          </table:table-cell>
          <table:table-cell table:style-name="ce29" table:formula="of:=IF(WEEKDAY([.E7])=5;[.E7]+3;IF(WEEKDAY([.E7])=6;[.E7]+2))" office:value-type="date" office:date-value="2022-05-29" calcext:value-type="date">
            <text:p>05/29/22</text:p>
          </table:table-cell>
          <table:table-cell table:style-name="ce29" table:formula="of:=TEXT([.G7]; &quot;MM/DD&quot;)" office:value-type="string" office:string-value="05/29" calcext:value-type="string">
            <text:p>05/29</text:p>
          </table:table-cell>
          <table:table-cell table:formula="of:=CONCATENATE([.F7];&quot; - &quot;; [.H7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8U</text:p>
          </table:table-cell>
          <table:table-cell office:value-type="string" calcext:value-type="string">
            <text:p>Mapleleaf East Streetsboro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<text:s/>Streetsboro, OH</text:p>
          </table:table-cell>
          <table:table-cell table:style-name="ce28" table:formula="of:=IF(WEEKDAY([.C8])=5;[.C8];IF(WEEKDAY([.C8])=6;[.C8];IF(WEEKDAY([.C8])=7;[.C8]-1;IF(WEEKDAY([.C8])=1;[.C8]-2))))" office:value-type="date" office:date-value="2022-06-03" calcext:value-type="date">
            <text:p>06/03/22</text:p>
          </table:table-cell>
          <table:table-cell table:formula="of:=TEXT([.E8]; &quot;MM/DD&quot;)" office:value-type="string" office:string-value="06/03" calcext:value-type="string">
            <text:p>06/03</text:p>
          </table:table-cell>
          <table:table-cell table:style-name="ce29" table:formula="of:=IF(WEEKDAY([.E8])=5;[.E8]+3;IF(WEEKDAY([.E8])=6;[.E8]+2))" office:value-type="date" office:date-value="2022-06-05" calcext:value-type="date">
            <text:p>06/05/22</text:p>
          </table:table-cell>
          <table:table-cell table:style-name="ce29" table:formula="of:=TEXT([.G8]; &quot;MM/DD&quot;)" office:value-type="string" office:string-value="06/05" calcext:value-type="string">
            <text:p>06/05</text:p>
          </table:table-cell>
          <table:table-cell table:formula="of:=CONCATENATE([.F8];&quot; - &quot;; [.H8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18U</text:p>
          </table:table-cell>
          <table:table-cell office:value-type="string" calcext:value-type="string">
            <text:p>Salute To Service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Kent, OH</text:p>
          </table:table-cell>
          <table:table-cell table:style-name="ce28" table:formula="of:=IF(WEEKDAY([.C9])=5;[.C9];IF(WEEKDAY([.C9])=6;[.C9];IF(WEEKDAY([.C9])=7;[.C9]-1;IF(WEEKDAY([.C9])=1;[.C9]-2))))" office:value-type="date" office:date-value="2022-05-27" calcext:value-type="date">
            <text:p>05/27/22</text:p>
          </table:table-cell>
          <table:table-cell table:formula="of:=TEXT([.E9]; &quot;MM/DD&quot;)" office:value-type="string" office:string-value="05/27" calcext:value-type="string">
            <text:p>05/27</text:p>
          </table:table-cell>
          <table:table-cell table:style-name="ce29" table:formula="of:=IF(WEEKDAY([.E9])=5;[.E9]+3;IF(WEEKDAY([.E9])=6;[.E9]+2))" office:value-type="date" office:date-value="2022-05-29" calcext:value-type="date">
            <text:p>05/29/22</text:p>
          </table:table-cell>
          <table:table-cell table:style-name="ce29" table:formula="of:=TEXT([.G9]; &quot;MM/DD&quot;)" office:value-type="string" office:string-value="05/29" calcext:value-type="string">
            <text:p>05/29</text:p>
          </table:table-cell>
          <table:table-cell table:formula="of:=CONCATENATE([.F9];&quot; - &quot;; [.H9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Father's Day Blast</text:p>
          </table:table-cell>
          <table:table-cell table:style-name="ce21" office:value-type="date" office:date-value="2022-08-31" calcext:value-type="date">
            <text:p>08/31/22</text:p>
          </table:table-cell>
          <table:table-cell office:value-type="string" calcext:value-type="string">
            <text:p>Canfield, OH</text:p>
          </table:table-cell>
          <table:table-cell table:style-name="ce28" table:formula="of:=IF(WEEKDAY([.C10])=5;[.C10];IF(WEEKDAY([.C10])=6;[.C10];IF(WEEKDAY([.C10])=7;[.C10]-1;IF(WEEKDAY([.C10])=1;[.C10]-2))))" office:value-type="date" office:date-value="1899-12-30" calcext:value-type="date">
            <text:p>12/30/99</text:p>
          </table:table-cell>
          <table:table-cell table:formula="of:=TEXT([.E10]; &quot;MM/DD&quot;)" office:value-type="string" office:string-value="12/30" calcext:value-type="string">
            <text:p>12/30</text:p>
          </table:table-cell>
          <table:table-cell table:style-name="ce29" table:formula="of:=IF(WEEKDAY([.E10])=5;[.E10]+3;IF(WEEKDAY([.E10])=6;[.E10]+2))" office:value-type="date" office:date-value="1899-12-30" calcext:value-type="date">
            <text:p>12/30/99</text:p>
          </table:table-cell>
          <table:table-cell table:style-name="ce29" table:formula="of:=TEXT([.G10]; &quot;MM/DD&quot;)" office:value-type="string" office:string-value="12/30" calcext:value-type="string">
            <text:p>12/30</text:p>
          </table:table-cell>
          <table:table-cell table:formula="of:=CONCATENATE([.F10];&quot; - &quot;; [.H10])" office:value-type="string" office:string-value="12/30 - 12/30" calcext:value-type="string">
            <text:p>12/30 - 12/30</text:p>
          </table:table-cell>
          <table:table-cell office:value-type="string" calcext:value-type="string">
            <text:p>12/30 - 12/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Apple Pie Charity</text:p>
          </table:table-cell>
          <table:table-cell table:style-name="ce21" office:value-type="date" office:date-value="2022-07-01" calcext:value-type="date">
            <text:p>07/01/22</text:p>
          </table:table-cell>
          <table:table-cell table:style-name="ce22" office:value-type="string" calcext:value-type="string">
            <text:p>Gnadenhutten, OH</text:p>
          </table:table-cell>
          <table:table-cell table:style-name="ce28" table:formula="of:=IF(WEEKDAY([.C11])=5;[.C11];IF(WEEKDAY([.C11])=6;[.C11];IF(WEEKDAY([.C11])=7;[.C11]-1;IF(WEEKDAY([.C11])=1;[.C11]-2))))" office:value-type="date" office:date-value="2022-07-01" calcext:value-type="date">
            <text:p>07/01/22</text:p>
          </table:table-cell>
          <table:table-cell table:formula="of:=TEXT([.E11]; &quot;MM/DD&quot;)" office:value-type="string" office:string-value="07/01" calcext:value-type="string">
            <text:p>07/01</text:p>
          </table:table-cell>
          <table:table-cell table:style-name="ce29" table:formula="of:=IF(WEEKDAY([.E11])=5;[.E11]+3;IF(WEEKDAY([.E11])=6;[.E11]+2))" office:value-type="date" office:date-value="2022-07-03" calcext:value-type="date">
            <text:p>07/03/22</text:p>
          </table:table-cell>
          <table:table-cell table:style-name="ce29" table:formula="of:=TEXT([.G11]; &quot;MM/DD&quot;)" office:value-type="string" office:string-value="07/03" calcext:value-type="string">
            <text:p>07/03</text:p>
          </table:table-cell>
          <table:table-cell table:formula="of:=CONCATENATE([.F11];&quot; - &quot;; [.H11])" office:value-type="string" office:string-value="07/01 - 07/03" calcext:value-type="string">
            <text:p>07/01 - 07/03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Battle In The Burg</text:p>
          </table:table-cell>
          <table:table-cell table:style-name="ce21" office:value-type="date" office:date-value="2022-07-08" calcext:value-type="date">
            <text:p>07/08/22</text:p>
          </table:table-cell>
          <table:table-cell office:value-type="string" calcext:value-type="string">
            <text:p><text:s/>Leavittsburg, OH</text:p>
          </table:table-cell>
          <table:table-cell table:style-name="ce28" table:formula="of:=IF(WEEKDAY([.C12])=5;[.C12];IF(WEEKDAY([.C12])=6;[.C12];IF(WEEKDAY([.C12])=7;[.C12]-1;IF(WEEKDAY([.C12])=1;[.C12]-2))))" office:value-type="date" office:date-value="2022-07-08" calcext:value-type="date">
            <text:p>07/08/22</text:p>
          </table:table-cell>
          <table:table-cell table:formula="of:=TEXT([.E12]; &quot;MM/DD&quot;)" office:value-type="string" office:string-value="07/08" calcext:value-type="string">
            <text:p>07/08</text:p>
          </table:table-cell>
          <table:table-cell table:style-name="ce29" table:formula="of:=IF(WEEKDAY([.E12])=5;[.E12]+3;IF(WEEKDAY([.E12])=6;[.E12]+2))" office:value-type="date" office:date-value="2022-07-10" calcext:value-type="date">
            <text:p>07/10/22</text:p>
          </table:table-cell>
          <table:table-cell table:style-name="ce29" table:formula="of:=TEXT([.G12]; &quot;MM/DD&quot;)" office:value-type="string" office:string-value="07/10" calcext:value-type="string">
            <text:p>07/10</text:p>
          </table:table-cell>
          <table:table-cell table:formula="of:=CONCATENATE([.F12];&quot; - &quot;; [.H12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Showdown At J-Town</text:p>
          </table:table-cell>
          <table:table-cell table:style-name="ce21" office:value-type="date" office:date-value="2022-07-16" calcext:value-type="date">
            <text:p>07/16/22</text:p>
          </table:table-cell>
          <table:table-cell office:value-type="string" calcext:value-type="string">
            <text:p><text:s/>Jefferson, OH</text:p>
          </table:table-cell>
          <table:table-cell table:style-name="ce28" table:formula="of:=IF(WEEKDAY([.C13])=5;[.C13];IF(WEEKDAY([.C13])=6;[.C13];IF(WEEKDAY([.C13])=7;[.C13]-1;IF(WEEKDAY([.C13])=1;[.C13]-2))))" office:value-type="date" office:date-value="2022-07-15" calcext:value-type="date">
            <text:p>07/15/22</text:p>
          </table:table-cell>
          <table:table-cell table:formula="of:=TEXT([.E13]; &quot;MM/DD&quot;)" office:value-type="string" office:string-value="07/15" calcext:value-type="string">
            <text:p>07/15</text:p>
          </table:table-cell>
          <table:table-cell table:style-name="ce29" table:formula="of:=IF(WEEKDAY([.E13])=5;[.E13]+3;IF(WEEKDAY([.E13])=6;[.E13]+2))" office:value-type="date" office:date-value="2022-07-17" calcext:value-type="date">
            <text:p>07/17/22</text:p>
          </table:table-cell>
          <table:table-cell table:style-name="ce29" table:formula="of:=TEXT([.G13]; &quot;MM/DD&quot;)" office:value-type="string" office:string-value="07/17" calcext:value-type="string">
            <text:p>07/17</text:p>
          </table:table-cell>
          <table:table-cell table:formula="of:=CONCATENATE([.F13];&quot; - &quot;; [.H13])" office:value-type="string" office:string-value="07/15 - 07/17" calcext:value-type="string">
            <text:p>07/15 - 07/17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World Series 14u</text:p>
          </table:table-cell>
          <table:table-cell table:style-name="ce21" office:value-type="date" office:date-value="2022-07-21" calcext:value-type="date">
            <text:p>07/21/22</text:p>
          </table:table-cell>
          <table:table-cell office:value-type="string" calcext:value-type="string">
            <text:p><text:s/>Columbus, OH</text:p>
          </table:table-cell>
          <table:table-cell table:style-name="ce28" table:formula="of:=IF(WEEKDAY([.C14])=5;[.C14];IF(WEEKDAY([.C14])=6;[.C14];IF(WEEKDAY([.C14])=7;[.C14]-1;IF(WEEKDAY([.C14])=1;[.C14]-2))))" office:value-type="date" office:date-value="2022-07-21" calcext:value-type="date">
            <text:p>07/21/22</text:p>
          </table:table-cell>
          <table:table-cell table:formula="of:=TEXT([.E14]; &quot;MM/DD&quot;)" office:value-type="string" office:string-value="07/21" calcext:value-type="string">
            <text:p>07/21</text:p>
          </table:table-cell>
          <table:table-cell table:style-name="ce29" table:formula="of:=IF(WEEKDAY([.E14])=5;[.E14]+3;IF(WEEKDAY([.E14])=6;[.E14]+2))" office:value-type="date" office:date-value="2022-07-24" calcext:value-type="date">
            <text:p>07/24/22</text:p>
          </table:table-cell>
          <table:table-cell table:style-name="ce29" table:formula="of:=TEXT([.G14]; &quot;MM/DD&quot;)" office:value-type="string" office:string-value="07/24" calcext:value-type="string">
            <text:p>07/24</text:p>
          </table:table-cell>
          <table:table-cell table:formula="of:=CONCATENATE([.F14];&quot; - &quot;; [.H14])" office:value-type="string" office:string-value="07/21 - 07/24" calcext:value-type="string">
            <text:p>07/21 - 07/24</text:p>
          </table:table-cell>
          <table:table-cell office:value-type="string" calcext:value-type="string">
            <text:p>07/21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Tallmadge T-Town Showdown</text:p>
          </table:table-cell>
          <table:table-cell table:style-name="ce21" office:value-type="date" office:date-value="2022-06-03" calcext:value-type="date">
            <text:p>06/03/22</text:p>
          </table:table-cell>
          <table:table-cell office:value-type="string" calcext:value-type="string">
            <text:p><text:s/>Tallmadge, OH</text:p>
          </table:table-cell>
          <table:table-cell table:style-name="ce28" table:formula="of:=IF(WEEKDAY([.C15])=5;[.C15];IF(WEEKDAY([.C15])=6;[.C15];IF(WEEKDAY([.C15])=7;[.C15]-1;IF(WEEKDAY([.C15])=1;[.C15]-2))))" office:value-type="date" office:date-value="2022-06-03" calcext:value-type="date">
            <text:p>06/03/22</text:p>
          </table:table-cell>
          <table:table-cell table:formula="of:=TEXT([.E15]; &quot;MM/DD&quot;)" office:value-type="string" office:string-value="06/03" calcext:value-type="string">
            <text:p>06/03</text:p>
          </table:table-cell>
          <table:table-cell table:style-name="ce29" table:formula="of:=IF(WEEKDAY([.E15])=5;[.E15]+3;IF(WEEKDAY([.E15])=6;[.E15]+2))" office:value-type="date" office:date-value="2022-06-05" calcext:value-type="date">
            <text:p>06/05/22</text:p>
          </table:table-cell>
          <table:table-cell table:style-name="ce29" table:formula="of:=TEXT([.G15]; &quot;MM/DD&quot;)" office:value-type="string" office:string-value="06/05" calcext:value-type="string">
            <text:p>06/05</text:p>
          </table:table-cell>
          <table:table-cell table:formula="of:=CONCATENATE([.F15];&quot; - &quot;; [.H15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Battle At Barlow</text:p>
          </table:table-cell>
          <table:table-cell table:style-name="ce21" office:value-type="date" office:date-value="2022-06-09" calcext:value-type="date">
            <text:p>06/09/22</text:p>
          </table:table-cell>
          <table:table-cell office:value-type="string" calcext:value-type="string">
            <text:p><text:s/>Hudson, OH</text:p>
          </table:table-cell>
          <table:table-cell table:style-name="ce28" table:formula="of:=IF(WEEKDAY([.C16])=5;[.C16];IF(WEEKDAY([.C16])=6;[.C16];IF(WEEKDAY([.C16])=7;[.C16]-1;IF(WEEKDAY([.C16])=1;[.C16]-2))))" office:value-type="date" office:date-value="2022-06-09" calcext:value-type="date">
            <text:p>06/09/22</text:p>
          </table:table-cell>
          <table:table-cell table:formula="of:=TEXT([.E16]; &quot;MM/DD&quot;)" office:value-type="string" office:string-value="06/09" calcext:value-type="string">
            <text:p>06/09</text:p>
          </table:table-cell>
          <table:table-cell table:style-name="ce29" table:formula="of:=IF(WEEKDAY([.E16])=5;[.E16]+3;IF(WEEKDAY([.E16])=6;[.E16]+2))" office:value-type="date" office:date-value="2022-06-12" calcext:value-type="date">
            <text:p>06/12/22</text:p>
          </table:table-cell>
          <table:table-cell table:style-name="ce29" table:formula="of:=TEXT([.G16]; &quot;MM/DD&quot;)" office:value-type="string" office:string-value="06/12" calcext:value-type="string">
            <text:p>06/12</text:p>
          </table:table-cell>
          <table:table-cell table:formula="of:=CONCATENATE([.F16];&quot; - &quot;; [.H16])" office:value-type="string" office:string-value="06/09 - 06/12" calcext:value-type="string">
            <text:p>06/09 - 06/12</text:p>
          </table:table-cell>
          <table:table-cell office:value-type="string" calcext:value-type="string">
            <text:p>06/09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Father's Day Blast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<text:s/>Canfield, Ohio</text:p>
          </table:table-cell>
          <table:table-cell table:style-name="ce28" table:formula="of:=IF(WEEKDAY([.C17])=5;[.C17];IF(WEEKDAY([.C17])=6;[.C17];IF(WEEKDAY([.C17])=7;[.C17]-1;IF(WEEKDAY([.C17])=1;[.C17]-2))))" office:value-type="date" office:date-value="2022-06-17" calcext:value-type="date">
            <text:p>06/17/22</text:p>
          </table:table-cell>
          <table:table-cell table:formula="of:=TEXT([.E17]; &quot;MM/DD&quot;)" office:value-type="string" office:string-value="06/17" calcext:value-type="string">
            <text:p>06/17</text:p>
          </table:table-cell>
          <table:table-cell table:style-name="ce29" table:formula="of:=IF(WEEKDAY([.E17])=5;[.E17]+3;IF(WEEKDAY([.E17])=6;[.E17]+2))" office:value-type="date" office:date-value="2022-06-19" calcext:value-type="date">
            <text:p>06/19/22</text:p>
          </table:table-cell>
          <table:table-cell table:style-name="ce29" table:formula="of:=TEXT([.G17]; &quot;MM/DD&quot;)" office:value-type="string" office:string-value="06/19" calcext:value-type="string">
            <text:p>06/19</text:p>
          </table:table-cell>
          <table:table-cell table:formula="of:=CONCATENATE([.F17];&quot; - &quot;; [.H17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Racers Fastpitch Early Bird Tournament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<text:s/>Rootstown, OH</text:p>
          </table:table-cell>
          <table:table-cell table:style-name="ce28" table:formula="of:=IF(WEEKDAY([.C18])=5;[.C18];IF(WEEKDAY([.C18])=6;[.C18];IF(WEEKDAY([.C18])=7;[.C18]-1;IF(WEEKDAY([.C18])=1;[.C18]-2))))" office:value-type="date" office:date-value="2022-05-06" calcext:value-type="date">
            <text:p>05/06/22</text:p>
          </table:table-cell>
          <table:table-cell table:formula="of:=TEXT([.E18]; &quot;MM/DD&quot;)" office:value-type="string" office:string-value="05/06" calcext:value-type="string">
            <text:p>05/06</text:p>
          </table:table-cell>
          <table:table-cell table:style-name="ce29" table:formula="of:=IF(WEEKDAY([.E18])=5;[.E18]+3;IF(WEEKDAY([.E18])=6;[.E18]+2))" office:value-type="date" office:date-value="2022-05-08" calcext:value-type="date">
            <text:p>05/08/22</text:p>
          </table:table-cell>
          <table:table-cell table:style-name="ce29" table:formula="of:=TEXT([.G18]; &quot;MM/DD&quot;)" office:value-type="string" office:string-value="05/08" calcext:value-type="string">
            <text:p>05/08</text:p>
          </table:table-cell>
          <table:table-cell table:formula="of:=CONCATENATE([.F18];&quot; - &quot;; [.H18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5th Annual Memorial Classic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North Ridgeville, OH</text:p>
          </table:table-cell>
          <table:table-cell table:style-name="ce28" table:formula="of:=IF(WEEKDAY([.C19])=5;[.C19];IF(WEEKDAY([.C19])=6;[.C19];IF(WEEKDAY([.C19])=7;[.C19]-1;IF(WEEKDAY([.C19])=1;[.C19]-2))))" office:value-type="date" office:date-value="2022-05-27" calcext:value-type="date">
            <text:p>05/27/22</text:p>
          </table:table-cell>
          <table:table-cell table:formula="of:=TEXT([.E19]; &quot;MM/DD&quot;)" office:value-type="string" office:string-value="05/27" calcext:value-type="string">
            <text:p>05/27</text:p>
          </table:table-cell>
          <table:table-cell table:style-name="ce29" table:formula="of:=IF(WEEKDAY([.E19])=5;[.E19]+3;IF(WEEKDAY([.E19])=6;[.E19]+2))" office:value-type="date" office:date-value="2022-05-29" calcext:value-type="date">
            <text:p>05/29/22</text:p>
          </table:table-cell>
          <table:table-cell table:style-name="ce29" table:formula="of:=TEXT([.G19]; &quot;MM/DD&quot;)" office:value-type="string" office:string-value="05/29" calcext:value-type="string">
            <text:p>05/29</text:p>
          </table:table-cell>
          <table:table-cell table:formula="of:=CONCATENATE([.F19];&quot; - &quot;; [.H19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7</text:p>
          </table:table-cell>
          <table:table-cell office:value-type="string" calcext:value-type="string">
            <text:p>Pumpkin Smash</text:p>
          </table:table-cell>
          <table:table-cell table:style-name="ce21" office:value-type="date" office:date-value="2021-10-23" calcext:value-type="date">
            <text:p>10/23/21</text:p>
          </table:table-cell>
          <table:table-cell office:value-type="string" calcext:value-type="string">
            <text:p><text:s/>Leavittsburg, OH</text:p>
          </table:table-cell>
          <table:table-cell table:style-name="ce28" table:formula="of:=IF(WEEKDAY([.C20])=5;[.C20];IF(WEEKDAY([.C20])=6;[.C20];IF(WEEKDAY([.C20])=7;[.C20]-1;IF(WEEKDAY([.C20])=1;[.C20]-2))))" office:value-type="date" office:date-value="2021-10-22" calcext:value-type="date">
            <text:p>10/22/21</text:p>
          </table:table-cell>
          <table:table-cell table:formula="of:=TEXT([.E20]; &quot;MM/DD&quot;)" office:value-type="string" office:string-value="10/22" calcext:value-type="string">
            <text:p>10/22</text:p>
          </table:table-cell>
          <table:table-cell table:style-name="ce29" table:formula="of:=IF(WEEKDAY([.E20])=5;[.E20]+3;IF(WEEKDAY([.E20])=6;[.E20]+2))" office:value-type="date" office:date-value="2021-10-24" calcext:value-type="date">
            <text:p>10/24/21</text:p>
          </table:table-cell>
          <table:table-cell table:style-name="ce29" table:formula="of:=TEXT([.G20]; &quot;MM/DD&quot;)" office:value-type="string" office:string-value="10/24" calcext:value-type="string">
            <text:p>10/24</text:p>
          </table:table-cell>
          <table:table-cell table:formula="of:=CONCATENATE([.F20];&quot; - &quot;; [.H20])" office:value-type="string" office:string-value="10/22 - 10/24" calcext:value-type="string">
            <text:p>10/22 - 10/24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11th Annual Streak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21])=5;[.C21];IF(WEEKDAY([.C21])=6;[.C21];IF(WEEKDAY([.C21])=7;[.C21]-1;IF(WEEKDAY([.C21])=1;[.C21]-2))))" office:value-type="date" office:date-value="2022-04-29" calcext:value-type="date">
            <text:p>04/29/22</text:p>
          </table:table-cell>
          <table:table-cell table:formula="of:=TEXT([.E21]; &quot;MM/DD&quot;)" office:value-type="string" office:string-value="04/29" calcext:value-type="string">
            <text:p>04/29</text:p>
          </table:table-cell>
          <table:table-cell table:style-name="ce29" table:formula="of:=IF(WEEKDAY([.E21])=5;[.E21]+3;IF(WEEKDAY([.E21])=6;[.E21]+2))" office:value-type="date" office:date-value="2022-05-01" calcext:value-type="date">
            <text:p>05/01/22</text:p>
          </table:table-cell>
          <table:table-cell table:style-name="ce29" table:formula="of:=TEXT([.G21]; &quot;MM/DD&quot;)" office:value-type="string" office:string-value="05/01" calcext:value-type="string">
            <text:p>05/01</text:p>
          </table:table-cell>
          <table:table-cell table:formula="of:=CONCATENATE([.F21];&quot; - &quot;; [.H21])" office:value-type="string" office:string-value="04/29 - 05/01" calcext:value-type="string">
            <text:p>04/29 - 05/01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Battle in Leavittsburg</text:p>
          </table:table-cell>
          <table:table-cell table:style-name="ce21" office:value-type="date" office:date-value="2022-07-08" calcext:value-type="date">
            <text:p>07/08/22</text:p>
          </table:table-cell>
          <table:table-cell office:value-type="string" calcext:value-type="string">
            <text:p><text:s/>Leavittsburg, OH</text:p>
          </table:table-cell>
          <table:table-cell table:style-name="ce28" table:formula="of:=IF(WEEKDAY([.C22])=5;[.C22];IF(WEEKDAY([.C22])=6;[.C22];IF(WEEKDAY([.C22])=7;[.C22]-1;IF(WEEKDAY([.C22])=1;[.C22]-2))))" office:value-type="date" office:date-value="2022-07-08" calcext:value-type="date">
            <text:p>07/08/22</text:p>
          </table:table-cell>
          <table:table-cell table:formula="of:=TEXT([.E22]; &quot;MM/DD&quot;)" office:value-type="string" office:string-value="07/08" calcext:value-type="string">
            <text:p>07/08</text:p>
          </table:table-cell>
          <table:table-cell table:style-name="ce29" table:formula="of:=IF(WEEKDAY([.E22])=5;[.E22]+3;IF(WEEKDAY([.E22])=6;[.E22]+2))" office:value-type="date" office:date-value="2022-07-10" calcext:value-type="date">
            <text:p>07/10/22</text:p>
          </table:table-cell>
          <table:table-cell table:style-name="ce29" table:formula="of:=TEXT([.G22]; &quot;MM/DD&quot;)" office:value-type="string" office:string-value="07/10" calcext:value-type="string">
            <text:p>07/10</text:p>
          </table:table-cell>
          <table:table-cell table:formula="of:=CONCATENATE([.F22];&quot; - &quot;; [.H22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J-Town Showdown</text:p>
          </table:table-cell>
          <table:table-cell table:style-name="ce21" office:value-type="date" office:date-value="2022-07-15" calcext:value-type="date">
            <text:p>07/15/22</text:p>
          </table:table-cell>
          <table:table-cell office:value-type="string" calcext:value-type="string">
            <text:p><text:s/>Jefferson, OH</text:p>
          </table:table-cell>
          <table:table-cell table:style-name="ce28" table:formula="of:=IF(WEEKDAY([.C23])=5;[.C23];IF(WEEKDAY([.C23])=6;[.C23];IF(WEEKDAY([.C23])=7;[.C23]-1;IF(WEEKDAY([.C23])=1;[.C23]-2))))" office:value-type="date" office:date-value="2022-07-15" calcext:value-type="date">
            <text:p>07/15/22</text:p>
          </table:table-cell>
          <table:table-cell table:formula="of:=TEXT([.E23]; &quot;MM/DD&quot;)" office:value-type="string" office:string-value="07/15" calcext:value-type="string">
            <text:p>07/15</text:p>
          </table:table-cell>
          <table:table-cell table:style-name="ce29" table:formula="of:=IF(WEEKDAY([.E23])=5;[.E23]+3;IF(WEEKDAY([.E23])=6;[.E23]+2))" office:value-type="date" office:date-value="2022-07-17" calcext:value-type="date">
            <text:p>07/17/22</text:p>
          </table:table-cell>
          <table:table-cell table:style-name="ce29" table:formula="of:=TEXT([.G23]; &quot;MM/DD&quot;)" office:value-type="string" office:string-value="07/17" calcext:value-type="string">
            <text:p>07/17</text:p>
          </table:table-cell>
          <table:table-cell table:formula="of:=CONCATENATE([.F23];&quot; - &quot;; [.H23])" office:value-type="string" office:string-value="07/15 - 07/17" calcext:value-type="string">
            <text:p>07/15 - 07/17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World Series</text:p>
          </table:table-cell>
          <table:table-cell table:style-name="ce21" office:value-type="date" office:date-value="2022-07-21" calcext:value-type="date">
            <text:p>07/21/22</text:p>
          </table:table-cell>
          <table:table-cell office:value-type="string" calcext:value-type="string">
            <text:p><text:s/>Columbus, OH</text:p>
          </table:table-cell>
          <table:table-cell table:style-name="ce28" table:formula="of:=IF(WEEKDAY([.C24])=5;[.C24];IF(WEEKDAY([.C24])=6;[.C24];IF(WEEKDAY([.C24])=7;[.C24]-1;IF(WEEKDAY([.C24])=1;[.C24]-2))))" office:value-type="date" office:date-value="2022-07-21" calcext:value-type="date">
            <text:p>07/21/22</text:p>
          </table:table-cell>
          <table:table-cell table:formula="of:=TEXT([.E24]; &quot;MM/DD&quot;)" office:value-type="string" office:string-value="07/21" calcext:value-type="string">
            <text:p>07/21</text:p>
          </table:table-cell>
          <table:table-cell table:style-name="ce29" table:formula="of:=IF(WEEKDAY([.E24])=5;[.E24]+3;IF(WEEKDAY([.E24])=6;[.E24]+2))" office:value-type="date" office:date-value="2022-07-24" calcext:value-type="date">
            <text:p>07/24/22</text:p>
          </table:table-cell>
          <table:table-cell table:style-name="ce29" table:formula="of:=TEXT([.G24]; &quot;MM/DD&quot;)" office:value-type="string" office:string-value="07/24" calcext:value-type="string">
            <text:p>07/24</text:p>
          </table:table-cell>
          <table:table-cell table:formula="of:=CONCATENATE([.F24];&quot; - &quot;; [.H24])" office:value-type="string" office:string-value="07/21 - 07/24" calcext:value-type="string">
            <text:p>07/21 - 07/24</text:p>
          </table:table-cell>
          <table:table-cell office:value-type="string" calcext:value-type="string">
            <text:p>07/21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9th Annual Swingin In Solon</text:p>
          </table:table-cell>
          <table:table-cell table:style-name="ce21" office:value-type="date" office:date-value="2022-06-16" calcext:value-type="date">
            <text:p>06/16/22</text:p>
          </table:table-cell>
          <table:table-cell office:value-type="string" calcext:value-type="string">
            <text:p><text:s/>Solon, OH</text:p>
          </table:table-cell>
          <table:table-cell table:style-name="ce28" table:formula="of:=IF(WEEKDAY([.C25])=5;[.C25];IF(WEEKDAY([.C25])=6;[.C25];IF(WEEKDAY([.C25])=7;[.C25]-1;IF(WEEKDAY([.C25])=1;[.C25]-2))))" office:value-type="date" office:date-value="2022-06-16" calcext:value-type="date">
            <text:p>06/16/22</text:p>
          </table:table-cell>
          <table:table-cell table:formula="of:=TEXT([.E25]; &quot;MM/DD&quot;)" office:value-type="string" office:string-value="06/16" calcext:value-type="string">
            <text:p>06/16</text:p>
          </table:table-cell>
          <table:table-cell table:style-name="ce29" table:formula="of:=IF(WEEKDAY([.E25])=5;[.E25]+3;IF(WEEKDAY([.E25])=6;[.E25]+2))" office:value-type="date" office:date-value="2022-06-19" calcext:value-type="date">
            <text:p>06/19/22</text:p>
          </table:table-cell>
          <table:table-cell table:style-name="ce29" table:formula="of:=TEXT([.G25]; &quot;MM/DD&quot;)" office:value-type="string" office:string-value="06/19" calcext:value-type="string">
            <text:p>06/19</text:p>
          </table:table-cell>
          <table:table-cell table:formula="of:=CONCATENATE([.F25];&quot; - &quot;; [.H25])" office:value-type="string" office:string-value="06/16 - 06/19" calcext:value-type="string">
            <text:p>06/16 - 06/19</text:p>
          </table:table-cell>
          <table:table-cell office:value-type="string" calcext:value-type="string">
            <text:p>06/16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Battle of Lake Erie</text:p>
          </table:table-cell>
          <table:table-cell table:style-name="ce21" office:value-type="date" office:date-value="2022-06-24" calcext:value-type="date">
            <text:p>06/24/22</text:p>
          </table:table-cell>
          <table:table-cell office:value-type="string" calcext:value-type="string">
            <text:p><text:s/>Fairview, PA 16415</text:p>
          </table:table-cell>
          <table:table-cell table:style-name="ce28" table:formula="of:=IF(WEEKDAY([.C26])=5;[.C26];IF(WEEKDAY([.C26])=6;[.C26];IF(WEEKDAY([.C26])=7;[.C26]-1;IF(WEEKDAY([.C26])=1;[.C26]-2))))" office:value-type="date" office:date-value="2022-06-24" calcext:value-type="date">
            <text:p>06/24/22</text:p>
          </table:table-cell>
          <table:table-cell table:formula="of:=TEXT([.E26]; &quot;MM/DD&quot;)" office:value-type="string" office:string-value="06/24" calcext:value-type="string">
            <text:p>06/24</text:p>
          </table:table-cell>
          <table:table-cell table:style-name="ce29" table:formula="of:=IF(WEEKDAY([.E26])=5;[.E26]+3;IF(WEEKDAY([.E26])=6;[.E26]+2))" office:value-type="date" office:date-value="2022-06-26" calcext:value-type="date">
            <text:p>06/26/22</text:p>
          </table:table-cell>
          <table:table-cell table:style-name="ce29" table:formula="of:=TEXT([.G26]; &quot;MM/DD&quot;)" office:value-type="string" office:string-value="06/26" calcext:value-type="string">
            <text:p>06/26</text:p>
          </table:table-cell>
          <table:table-cell table:formula="of:=CONCATENATE([.F26];&quot; - &quot;; [.H26])" office:value-type="string" office:string-value="06/24 - 06/26" calcext:value-type="string">
            <text:p>06/24 - 06/26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May Madness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27])=5;[.C27];IF(WEEKDAY([.C27])=6;[.C27];IF(WEEKDAY([.C27])=7;[.C27]-1;IF(WEEKDAY([.C27])=1;[.C27]-2))))" office:value-type="date" office:date-value="2022-05-06" calcext:value-type="date">
            <text:p>05/06/22</text:p>
          </table:table-cell>
          <table:table-cell table:formula="of:=TEXT([.E27]; &quot;MM/DD&quot;)" office:value-type="string" office:string-value="05/06" calcext:value-type="string">
            <text:p>05/06</text:p>
          </table:table-cell>
          <table:table-cell table:style-name="ce29" table:formula="of:=IF(WEEKDAY([.E27])=5;[.E27]+3;IF(WEEKDAY([.E27])=6;[.E27]+2))" office:value-type="date" office:date-value="2022-05-08" calcext:value-type="date">
            <text:p>05/08/22</text:p>
          </table:table-cell>
          <table:table-cell table:style-name="ce29" table:formula="of:=TEXT([.G27]; &quot;MM/DD&quot;)" office:value-type="string" office:string-value="05/08" calcext:value-type="string">
            <text:p>05/08</text:p>
          </table:table-cell>
          <table:table-cell table:formula="of:=CONCATENATE([.F27];&quot; - &quot;; [.H27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FIRE FASTPITCH PUMPKIN SMASH</text:p>
          </table:table-cell>
          <table:table-cell table:style-name="ce21" office:value-type="date" office:date-value="2021-10-23" calcext:value-type="date">
            <text:p>10/23/21</text:p>
          </table:table-cell>
          <table:table-cell office:value-type="string" calcext:value-type="string">
            <text:p><text:s/>Leavittsburg, OH</text:p>
          </table:table-cell>
          <table:table-cell table:style-name="ce28" table:formula="of:=IF(WEEKDAY([.C28])=5;[.C28];IF(WEEKDAY([.C28])=6;[.C28];IF(WEEKDAY([.C28])=7;[.C28]-1;IF(WEEKDAY([.C28])=1;[.C28]-2))))" office:value-type="date" office:date-value="2021-10-22" calcext:value-type="date">
            <text:p>10/22/21</text:p>
          </table:table-cell>
          <table:table-cell table:formula="of:=TEXT([.E28]; &quot;MM/DD&quot;)" office:value-type="string" office:string-value="10/22" calcext:value-type="string">
            <text:p>10/22</text:p>
          </table:table-cell>
          <table:table-cell table:style-name="ce29" table:formula="of:=IF(WEEKDAY([.E28])=5;[.E28]+3;IF(WEEKDAY([.E28])=6;[.E28]+2))" office:value-type="date" office:date-value="2021-10-24" calcext:value-type="date">
            <text:p>10/24/21</text:p>
          </table:table-cell>
          <table:table-cell table:style-name="ce29" table:formula="of:=TEXT([.G28]; &quot;MM/DD&quot;)" office:value-type="string" office:string-value="10/24" calcext:value-type="string">
            <text:p>10/24</text:p>
          </table:table-cell>
          <table:table-cell table:formula="of:=CONCATENATE([.F28];&quot; - &quot;; [.H28])" office:value-type="string" office:string-value="10/22 - 10/24" calcext:value-type="string">
            <text:p>10/22 - 10/24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Hall Of Fame Indoor Tournament</text:p>
          </table:table-cell>
          <table:table-cell table:style-name="ce21" office:value-type="date" office:date-value="2022-04-02" calcext:value-type="date">
            <text:p>04/02/22</text:p>
          </table:table-cell>
          <table:table-cell office:value-type="string" calcext:value-type="string">
            <text:p><text:s/>Canton, OH</text:p>
          </table:table-cell>
          <table:table-cell table:style-name="ce28" table:formula="of:=IF(WEEKDAY([.C29])=5;[.C29];IF(WEEKDAY([.C29])=6;[.C29];IF(WEEKDAY([.C29])=7;[.C29]-1;IF(WEEKDAY([.C29])=1;[.C29]-2))))" office:value-type="date" office:date-value="2022-04-01" calcext:value-type="date">
            <text:p>04/01/22</text:p>
          </table:table-cell>
          <table:table-cell table:formula="of:=TEXT([.E29]; &quot;MM/DD&quot;)" office:value-type="string" office:string-value="04/01" calcext:value-type="string">
            <text:p>04/01</text:p>
          </table:table-cell>
          <table:table-cell table:style-name="ce29" table:formula="of:=IF(WEEKDAY([.E29])=5;[.E29]+3;IF(WEEKDAY([.E29])=6;[.E29]+2))" office:value-type="date" office:date-value="2022-04-03" calcext:value-type="date">
            <text:p>04/03/22</text:p>
          </table:table-cell>
          <table:table-cell table:style-name="ce29" table:formula="of:=TEXT([.G29]; &quot;MM/DD&quot;)" office:value-type="string" office:string-value="04/03" calcext:value-type="string">
            <text:p>04/03</text:p>
          </table:table-cell>
          <table:table-cell table:formula="of:=CONCATENATE([.F29];&quot; - &quot;; [.H29])" office:value-type="string" office:string-value="04/01 - 04/03" calcext:value-type="string">
            <text:p>04/01 - 04/03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Ytown Mayhem</text:p>
          </table:table-cell>
          <table:table-cell table:style-name="ce21" office:value-type="date" office:date-value="2022-04-22" calcext:value-type="date">
            <text:p>04/22/22</text:p>
          </table:table-cell>
          <table:table-cell office:value-type="string" calcext:value-type="string">
            <text:p><text:s/>Hubbard, OH</text:p>
          </table:table-cell>
          <table:table-cell table:style-name="ce28" table:formula="of:=IF(WEEKDAY([.C30])=5;[.C30];IF(WEEKDAY([.C30])=6;[.C30];IF(WEEKDAY([.C30])=7;[.C30]-1;IF(WEEKDAY([.C30])=1;[.C30]-2))))" office:value-type="date" office:date-value="2022-04-22" calcext:value-type="date">
            <text:p>04/22/22</text:p>
          </table:table-cell>
          <table:table-cell table:formula="of:=TEXT([.E30]; &quot;MM/DD&quot;)" office:value-type="string" office:string-value="04/22" calcext:value-type="string">
            <text:p>04/22</text:p>
          </table:table-cell>
          <table:table-cell table:style-name="ce29" table:formula="of:=IF(WEEKDAY([.E30])=5;[.E30]+3;IF(WEEKDAY([.E30])=6;[.E30]+2))" office:value-type="date" office:date-value="2022-04-24" calcext:value-type="date">
            <text:p>04/24/22</text:p>
          </table:table-cell>
          <table:table-cell table:style-name="ce29" table:formula="of:=TEXT([.G30]; &quot;MM/DD&quot;)" office:value-type="string" office:string-value="04/24" calcext:value-type="string">
            <text:p>04/24</text:p>
          </table:table-cell>
          <table:table-cell table:formula="of:=CONCATENATE([.F30];&quot; - &quot;; [.H30])" office:value-type="string" office:string-value="04/22 - 04/24" calcext:value-type="string">
            <text:p>04/22 - 04/24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11th Annual Streak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31])=5;[.C31];IF(WEEKDAY([.C31])=6;[.C31];IF(WEEKDAY([.C31])=7;[.C31]-1;IF(WEEKDAY([.C31])=1;[.C31]-2))))" office:value-type="date" office:date-value="2022-04-29" calcext:value-type="date">
            <text:p>04/29/22</text:p>
          </table:table-cell>
          <table:table-cell table:formula="of:=TEXT([.E31]; &quot;MM/DD&quot;)" office:value-type="string" office:string-value="04/29" calcext:value-type="string">
            <text:p>04/29</text:p>
          </table:table-cell>
          <table:table-cell table:style-name="ce29" table:formula="of:=IF(WEEKDAY([.E31])=5;[.E31]+3;IF(WEEKDAY([.E31])=6;[.E31]+2))" office:value-type="date" office:date-value="2022-05-01" calcext:value-type="date">
            <text:p>05/01/22</text:p>
          </table:table-cell>
          <table:table-cell table:style-name="ce29" table:formula="of:=TEXT([.G31]; &quot;MM/DD&quot;)" office:value-type="string" office:string-value="05/01" calcext:value-type="string">
            <text:p>05/01</text:p>
          </table:table-cell>
          <table:table-cell table:formula="of:=CONCATENATE([.F31];&quot; - &quot;; [.H31])" office:value-type="string" office:string-value="04/29 - 05/01" calcext:value-type="string">
            <text:p>04/29 - 05/01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Perfect Storm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<text:s/>Hubbard, OH</text:p>
          </table:table-cell>
          <table:table-cell table:style-name="ce28" table:formula="of:=IF(WEEKDAY([.C32])=5;[.C32];IF(WEEKDAY([.C32])=6;[.C32];IF(WEEKDAY([.C32])=7;[.C32]-1;IF(WEEKDAY([.C32])=1;[.C32]-2))))" office:value-type="date" office:date-value="2022-06-03" calcext:value-type="date">
            <text:p>06/03/22</text:p>
          </table:table-cell>
          <table:table-cell table:formula="of:=TEXT([.E32]; &quot;MM/DD&quot;)" office:value-type="string" office:string-value="06/03" calcext:value-type="string">
            <text:p>06/03</text:p>
          </table:table-cell>
          <table:table-cell table:style-name="ce29" table:formula="of:=IF(WEEKDAY([.E32])=5;[.E32]+3;IF(WEEKDAY([.E32])=6;[.E32]+2))" office:value-type="date" office:date-value="2022-06-05" calcext:value-type="date">
            <text:p>06/05/22</text:p>
          </table:table-cell>
          <table:table-cell table:style-name="ce29" table:formula="of:=TEXT([.G32]; &quot;MM/DD&quot;)" office:value-type="string" office:string-value="06/05" calcext:value-type="string">
            <text:p>06/05</text:p>
          </table:table-cell>
          <table:table-cell table:formula="of:=CONCATENATE([.F32];&quot; - &quot;; [.H32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June Slugfest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33])=5;[.C33];IF(WEEKDAY([.C33])=6;[.C33];IF(WEEKDAY([.C33])=7;[.C33]-1;IF(WEEKDAY([.C33])=1;[.C33]-2))))" office:value-type="date" office:date-value="2022-06-10" calcext:value-type="date">
            <text:p>06/10/22</text:p>
          </table:table-cell>
          <table:table-cell table:formula="of:=TEXT([.E33]; &quot;MM/DD&quot;)" office:value-type="string" office:string-value="06/10" calcext:value-type="string">
            <text:p>06/10</text:p>
          </table:table-cell>
          <table:table-cell table:style-name="ce29" table:formula="of:=IF(WEEKDAY([.E33])=5;[.E33]+3;IF(WEEKDAY([.E33])=6;[.E33]+2))" office:value-type="date" office:date-value="2022-06-12" calcext:value-type="date">
            <text:p>06/12/22</text:p>
          </table:table-cell>
          <table:table-cell table:style-name="ce29" table:formula="of:=TEXT([.G33]; &quot;MM/DD&quot;)" office:value-type="string" office:string-value="06/12" calcext:value-type="string">
            <text:p>06/12</text:p>
          </table:table-cell>
          <table:table-cell table:formula="of:=CONCATENATE([.F33];&quot; - &quot;; [.H33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Steel Valley Storm</text:p>
          </table:table-cell>
          <table:table-cell table:style-name="ce21" office:value-type="date" office:date-value="2022-06-25" calcext:value-type="date">
            <text:p>06/25/22</text:p>
          </table:table-cell>
          <table:table-cell office:value-type="string" calcext:value-type="string">
            <text:p><text:s/>Canfield, OH</text:p>
          </table:table-cell>
          <table:table-cell table:style-name="ce28" table:formula="of:=IF(WEEKDAY([.C34])=5;[.C34];IF(WEEKDAY([.C34])=6;[.C34];IF(WEEKDAY([.C34])=7;[.C34]-1;IF(WEEKDAY([.C34])=1;[.C34]-2))))" office:value-type="date" office:date-value="2022-06-24" calcext:value-type="date">
            <text:p>06/24/22</text:p>
          </table:table-cell>
          <table:table-cell table:formula="of:=TEXT([.E34]; &quot;MM/DD&quot;)" office:value-type="string" office:string-value="06/24" calcext:value-type="string">
            <text:p>06/24</text:p>
          </table:table-cell>
          <table:table-cell table:style-name="ce29" table:formula="of:=IF(WEEKDAY([.E34])=5;[.E34]+3;IF(WEEKDAY([.E34])=6;[.E34]+2))" office:value-type="date" office:date-value="2022-06-26" calcext:value-type="date">
            <text:p>06/26/22</text:p>
          </table:table-cell>
          <table:table-cell table:style-name="ce29" table:formula="of:=TEXT([.G34]; &quot;MM/DD&quot;)" office:value-type="string" office:string-value="06/26" calcext:value-type="string">
            <text:p>06/26</text:p>
          </table:table-cell>
          <table:table-cell table:formula="of:=CONCATENATE([.F34];&quot; - &quot;; [.H34])" office:value-type="string" office:string-value="06/24 - 06/26" calcext:value-type="string">
            <text:p>06/24 - 06/26</text:p>
          </table:table-cell>
          <table:table-cell office:value-type="string" calcext:value-type="string">
            <text:p>06/24 - 06/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Choose Joy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<text:s/>Canfield, OH</text:p>
          </table:table-cell>
          <table:table-cell table:style-name="ce28" table:formula="of:=IF(WEEKDAY([.C35])=5;[.C35];IF(WEEKDAY([.C35])=6;[.C35];IF(WEEKDAY([.C35])=7;[.C35]-1;IF(WEEKDAY([.C35])=1;[.C35]-2))))" office:value-type="date" office:date-value="2022-05-13" calcext:value-type="date">
            <text:p>05/13/22</text:p>
          </table:table-cell>
          <table:table-cell table:formula="of:=TEXT([.E35]; &quot;MM/DD&quot;)" office:value-type="string" office:string-value="05/13" calcext:value-type="string">
            <text:p>05/13</text:p>
          </table:table-cell>
          <table:table-cell table:style-name="ce29" table:formula="of:=IF(WEEKDAY([.E35])=5;[.E35]+3;IF(WEEKDAY([.E35])=6;[.E35]+2))" office:value-type="date" office:date-value="2022-05-15" calcext:value-type="date">
            <text:p>05/15/22</text:p>
          </table:table-cell>
          <table:table-cell table:style-name="ce29" table:formula="of:=TEXT([.G35]; &quot;MM/DD&quot;)" office:value-type="string" office:string-value="05/15" calcext:value-type="string">
            <text:p>05/15</text:p>
          </table:table-cell>
          <table:table-cell table:formula="of:=CONCATENATE([.F35];&quot; - &quot;; [.H35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Border Wars</text:p>
          </table:table-cell>
          <table:table-cell table:style-name="ce21" office:value-type="date" office:date-value="2022-05-21" calcext:value-type="date">
            <text:p>05/21/22</text:p>
          </table:table-cell>
          <table:table-cell office:value-type="string" calcext:value-type="string">
            <text:p><text:s/>Rootstown, OH 44272</text:p>
          </table:table-cell>
          <table:table-cell table:style-name="ce28" table:formula="of:=IF(WEEKDAY([.C36])=5;[.C36];IF(WEEKDAY([.C36])=6;[.C36];IF(WEEKDAY([.C36])=7;[.C36]-1;IF(WEEKDAY([.C36])=1;[.C36]-2))))" office:value-type="date" office:date-value="2022-05-20" calcext:value-type="date">
            <text:p>05/20/22</text:p>
          </table:table-cell>
          <table:table-cell table:formula="of:=TEXT([.E36]; &quot;MM/DD&quot;)" office:value-type="string" office:string-value="05/20" calcext:value-type="string">
            <text:p>05/20</text:p>
          </table:table-cell>
          <table:table-cell table:style-name="ce29" table:formula="of:=IF(WEEKDAY([.E36])=5;[.E36]+3;IF(WEEKDAY([.E36])=6;[.E36]+2))" office:value-type="date" office:date-value="2022-05-22" calcext:value-type="date">
            <text:p>05/22/22</text:p>
          </table:table-cell>
          <table:table-cell table:style-name="ce29" table:formula="of:=TEXT([.G36]; &quot;MM/DD&quot;)" office:value-type="string" office:string-value="05/22" calcext:value-type="string">
            <text:p>05/22</text:p>
          </table:table-cell>
          <table:table-cell table:formula="of:=CONCATENATE([.F36];&quot; - &quot;; [.H36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Stars Stripes And Softball Tournament</text:p>
          </table:table-cell>
          <table:table-cell table:style-name="ce21" office:value-type="date" office:date-value="2022-07-02" calcext:value-type="date">
            <text:p>07/02/22</text:p>
          </table:table-cell>
          <table:table-cell office:value-type="string" calcext:value-type="string">
            <text:p><text:s/>Hubbard, OH</text:p>
          </table:table-cell>
          <table:table-cell table:style-name="ce28" table:formula="of:=IF(WEEKDAY([.C37])=5;[.C37];IF(WEEKDAY([.C37])=6;[.C37];IF(WEEKDAY([.C37])=7;[.C37]-1;IF(WEEKDAY([.C37])=1;[.C37]-2))))" office:value-type="date" office:date-value="2022-07-01" calcext:value-type="date">
            <text:p>07/01/22</text:p>
          </table:table-cell>
          <table:table-cell table:formula="of:=TEXT([.E37]; &quot;MM/DD&quot;)" office:value-type="string" office:string-value="07/01" calcext:value-type="string">
            <text:p>07/01</text:p>
          </table:table-cell>
          <table:table-cell table:style-name="ce29" table:formula="of:=IF(WEEKDAY([.E37])=5;[.E37]+3;IF(WEEKDAY([.E37])=6;[.E37]+2))" office:value-type="date" office:date-value="2022-07-03" calcext:value-type="date">
            <text:p>07/03/22</text:p>
          </table:table-cell>
          <table:table-cell table:style-name="ce29" table:formula="of:=TEXT([.G37]; &quot;MM/DD&quot;)" office:value-type="string" office:string-value="07/03" calcext:value-type="string">
            <text:p>07/03</text:p>
          </table:table-cell>
          <table:table-cell table:formula="of:=CONCATENATE([.F37];&quot; - &quot;; [.H37])" office:value-type="string" office:string-value="07/01 - 07/03" calcext:value-type="string">
            <text:p>07/01 - 07/03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Valley Extreme Summer Starter</text:p>
          </table:table-cell>
          <table:table-cell table:style-name="ce21" office:value-type="date" office:date-value="2022-06-03" calcext:value-type="date">
            <text:p>06/03/22</text:p>
          </table:table-cell>
          <table:table-cell office:value-type="string" calcext:value-type="string">
            <text:p><text:s/>Warren, OH</text:p>
          </table:table-cell>
          <table:table-cell table:style-name="ce28" table:formula="of:=IF(WEEKDAY([.C38])=5;[.C38];IF(WEEKDAY([.C38])=6;[.C38];IF(WEEKDAY([.C38])=7;[.C38]-1;IF(WEEKDAY([.C38])=1;[.C38]-2))))" office:value-type="date" office:date-value="2022-06-03" calcext:value-type="date">
            <text:p>06/03/22</text:p>
          </table:table-cell>
          <table:table-cell table:formula="of:=TEXT([.E38]; &quot;MM/DD&quot;)" office:value-type="string" office:string-value="06/03" calcext:value-type="string">
            <text:p>06/03</text:p>
          </table:table-cell>
          <table:table-cell table:style-name="ce29" table:formula="of:=IF(WEEKDAY([.E38])=5;[.E38]+3;IF(WEEKDAY([.E38])=6;[.E38]+2))" office:value-type="date" office:date-value="2022-06-05" calcext:value-type="date">
            <text:p>06/05/22</text:p>
          </table:table-cell>
          <table:table-cell table:style-name="ce29" table:formula="of:=TEXT([.G38]; &quot;MM/DD&quot;)" office:value-type="string" office:string-value="06/05" calcext:value-type="string">
            <text:p>06/05</text:p>
          </table:table-cell>
          <table:table-cell table:formula="of:=CONCATENATE([.F38];&quot; - &quot;; [.H38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Sluggers June Slugfest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39])=5;[.C39];IF(WEEKDAY([.C39])=6;[.C39];IF(WEEKDAY([.C39])=7;[.C39]-1;IF(WEEKDAY([.C39])=1;[.C39]-2))))" office:value-type="date" office:date-value="2022-06-10" calcext:value-type="date">
            <text:p>06/10/22</text:p>
          </table:table-cell>
          <table:table-cell table:formula="of:=TEXT([.E39]; &quot;MM/DD&quot;)" office:value-type="string" office:string-value="06/10" calcext:value-type="string">
            <text:p>06/10</text:p>
          </table:table-cell>
          <table:table-cell table:style-name="ce29" table:formula="of:=IF(WEEKDAY([.E39])=5;[.E39]+3;IF(WEEKDAY([.E39])=6;[.E39]+2))" office:value-type="date" office:date-value="2022-06-12" calcext:value-type="date">
            <text:p>06/12/22</text:p>
          </table:table-cell>
          <table:table-cell table:style-name="ce29" table:formula="of:=TEXT([.G39]; &quot;MM/DD&quot;)" office:value-type="string" office:string-value="06/12" calcext:value-type="string">
            <text:p>06/12</text:p>
          </table:table-cell>
          <table:table-cell table:formula="of:=CONCATENATE([.F39];&quot; - &quot;; [.H39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Ohio Magic Father's Day Classic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<text:s/>Youngstown, OH</text:p>
          </table:table-cell>
          <table:table-cell table:style-name="ce28" table:formula="of:=IF(WEEKDAY([.C40])=5;[.C40];IF(WEEKDAY([.C40])=6;[.C40];IF(WEEKDAY([.C40])=7;[.C40]-1;IF(WEEKDAY([.C40])=1;[.C40]-2))))" office:value-type="date" office:date-value="2022-06-17" calcext:value-type="date">
            <text:p>06/17/22</text:p>
          </table:table-cell>
          <table:table-cell table:formula="of:=TEXT([.E40]; &quot;MM/DD&quot;)" office:value-type="string" office:string-value="06/17" calcext:value-type="string">
            <text:p>06/17</text:p>
          </table:table-cell>
          <table:table-cell table:style-name="ce29" table:formula="of:=IF(WEEKDAY([.E40])=5;[.E40]+3;IF(WEEKDAY([.E40])=6;[.E40]+2))" office:value-type="date" office:date-value="2022-06-19" calcext:value-type="date">
            <text:p>06/19/22</text:p>
          </table:table-cell>
          <table:table-cell table:style-name="ce29" table:formula="of:=TEXT([.G40]; &quot;MM/DD&quot;)" office:value-type="string" office:string-value="06/19" calcext:value-type="string">
            <text:p>06/19</text:p>
          </table:table-cell>
          <table:table-cell table:formula="of:=CONCATENATE([.F40];&quot; - &quot;; [.H40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Shamrock Classic 12U Tournament</text:p>
          </table:table-cell>
          <table:table-cell table:style-name="ce21" office:value-type="date" office:date-value="2022-03-19" calcext:value-type="date">
            <text:p>03/19/22</text:p>
          </table:table-cell>
          <table:table-cell office:value-type="string" calcext:value-type="string">
            <text:p><text:s/>Mt Vernon, Ohio</text:p>
          </table:table-cell>
          <table:table-cell table:style-name="ce28" table:formula="of:=IF(WEEKDAY([.C41])=5;[.C41];IF(WEEKDAY([.C41])=6;[.C41];IF(WEEKDAY([.C41])=7;[.C41]-1;IF(WEEKDAY([.C41])=1;[.C41]-2))))" office:value-type="date" office:date-value="2022-03-18" calcext:value-type="date">
            <text:p>03/18/22</text:p>
          </table:table-cell>
          <table:table-cell table:formula="of:=TEXT([.E41]; &quot;MM/DD&quot;)" office:value-type="string" office:string-value="03/18" calcext:value-type="string">
            <text:p>03/18</text:p>
          </table:table-cell>
          <table:table-cell table:style-name="ce29" table:formula="of:=IF(WEEKDAY([.E41])=5;[.E41]+3;IF(WEEKDAY([.E41])=6;[.E41]+2))" office:value-type="date" office:date-value="2022-03-20" calcext:value-type="date">
            <text:p>03/20/22</text:p>
          </table:table-cell>
          <table:table-cell table:style-name="ce29" table:formula="of:=TEXT([.G41]; &quot;MM/DD&quot;)" office:value-type="string" office:string-value="03/20" calcext:value-type="string">
            <text:p>03/20</text:p>
          </table:table-cell>
          <table:table-cell table:formula="of:=CONCATENATE([.F41];&quot; - &quot;; [.H41])" office:value-type="string" office:string-value="03/18 - 03/20" calcext:value-type="string">
            <text:p>03/18 - 03/20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Racers Early Bird Tournament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<text:s/>Hermitage, PA</text:p>
          </table:table-cell>
          <table:table-cell table:style-name="ce28" table:formula="of:=IF(WEEKDAY([.C42])=5;[.C42];IF(WEEKDAY([.C42])=6;[.C42];IF(WEEKDAY([.C42])=7;[.C42]-1;IF(WEEKDAY([.C42])=1;[.C42]-2))))" office:value-type="date" office:date-value="2022-05-06" calcext:value-type="date">
            <text:p>05/06/22</text:p>
          </table:table-cell>
          <table:table-cell table:formula="of:=TEXT([.E42]; &quot;MM/DD&quot;)" office:value-type="string" office:string-value="05/06" calcext:value-type="string">
            <text:p>05/06</text:p>
          </table:table-cell>
          <table:table-cell table:style-name="ce29" table:formula="of:=IF(WEEKDAY([.E42])=5;[.E42]+3;IF(WEEKDAY([.E42])=6;[.E42]+2))" office:value-type="date" office:date-value="2022-05-08" calcext:value-type="date">
            <text:p>05/08/22</text:p>
          </table:table-cell>
          <table:table-cell table:style-name="ce29" table:formula="of:=TEXT([.G42]; &quot;MM/DD&quot;)" office:value-type="string" office:string-value="05/08" calcext:value-type="string">
            <text:p>05/08</text:p>
          </table:table-cell>
          <table:table-cell table:formula="of:=CONCATENATE([.F42];&quot; - &quot;; [.H42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Choose Joy/ The Melina Michelle Edenfield Tournament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<text:s/>Canfield, OH</text:p>
          </table:table-cell>
          <table:table-cell table:style-name="ce28" table:formula="of:=IF(WEEKDAY([.C43])=5;[.C43];IF(WEEKDAY([.C43])=6;[.C43];IF(WEEKDAY([.C43])=7;[.C43]-1;IF(WEEKDAY([.C43])=1;[.C43]-2))))" office:value-type="date" office:date-value="2022-05-13" calcext:value-type="date">
            <text:p>05/13/22</text:p>
          </table:table-cell>
          <table:table-cell table:formula="of:=TEXT([.E43]; &quot;MM/DD&quot;)" office:value-type="string" office:string-value="05/13" calcext:value-type="string">
            <text:p>05/13</text:p>
          </table:table-cell>
          <table:table-cell table:style-name="ce29" table:formula="of:=IF(WEEKDAY([.E43])=5;[.E43]+3;IF(WEEKDAY([.E43])=6;[.E43]+2))" office:value-type="date" office:date-value="2022-05-15" calcext:value-type="date">
            <text:p>05/15/22</text:p>
          </table:table-cell>
          <table:table-cell table:style-name="ce29" table:formula="of:=TEXT([.G43]; &quot;MM/DD&quot;)" office:value-type="string" office:string-value="05/15" calcext:value-type="string">
            <text:p>05/15</text:p>
          </table:table-cell>
          <table:table-cell table:formula="of:=CONCATENATE([.F43];&quot; - &quot;; [.H43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Spring Swing</text:p>
          </table:table-cell>
          <table:table-cell table:style-name="ce21" office:value-type="date" office:date-value="2022-05-21" calcext:value-type="date">
            <text:p>05/21/22</text:p>
          </table:table-cell>
          <table:table-cell office:value-type="string" calcext:value-type="string">
            <text:p><text:s/>Lyndhurst, OH</text:p>
          </table:table-cell>
          <table:table-cell table:style-name="ce28" table:formula="of:=IF(WEEKDAY([.C44])=5;[.C44];IF(WEEKDAY([.C44])=6;[.C44];IF(WEEKDAY([.C44])=7;[.C44]-1;IF(WEEKDAY([.C44])=1;[.C44]-2))))" office:value-type="date" office:date-value="2022-05-20" calcext:value-type="date">
            <text:p>05/20/22</text:p>
          </table:table-cell>
          <table:table-cell table:formula="of:=TEXT([.E44]; &quot;MM/DD&quot;)" office:value-type="string" office:string-value="05/20" calcext:value-type="string">
            <text:p>05/20</text:p>
          </table:table-cell>
          <table:table-cell table:style-name="ce29" table:formula="of:=IF(WEEKDAY([.E44])=5;[.E44]+3;IF(WEEKDAY([.E44])=6;[.E44]+2))" office:value-type="date" office:date-value="2022-05-22" calcext:value-type="date">
            <text:p>05/22/22</text:p>
          </table:table-cell>
          <table:table-cell table:style-name="ce29" table:formula="of:=TEXT([.G44]; &quot;MM/DD&quot;)" office:value-type="string" office:string-value="05/22" calcext:value-type="string">
            <text:p>05/22</text:p>
          </table:table-cell>
          <table:table-cell table:formula="of:=CONCATENATE([.F44];&quot; - &quot;; [.H44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Memorial DAY Madness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<text:s/>New Franklin, OH</text:p>
          </table:table-cell>
          <table:table-cell table:style-name="ce28" table:formula="of:=IF(WEEKDAY([.C45])=5;[.C45];IF(WEEKDAY([.C45])=6;[.C45];IF(WEEKDAY([.C45])=7;[.C45]-1;IF(WEEKDAY([.C45])=1;[.C45]-2))))" office:value-type="date" office:date-value="2022-05-27" calcext:value-type="date">
            <text:p>05/27/22</text:p>
          </table:table-cell>
          <table:table-cell table:formula="of:=TEXT([.E45]; &quot;MM/DD&quot;)" office:value-type="string" office:string-value="05/27" calcext:value-type="string">
            <text:p>05/27</text:p>
          </table:table-cell>
          <table:table-cell table:style-name="ce29" table:formula="of:=IF(WEEKDAY([.E45])=5;[.E45]+3;IF(WEEKDAY([.E45])=6;[.E45]+2))" office:value-type="date" office:date-value="2022-05-29" calcext:value-type="date">
            <text:p>05/29/22</text:p>
          </table:table-cell>
          <table:table-cell table:style-name="ce29" table:formula="of:=TEXT([.G45]; &quot;MM/DD&quot;)" office:value-type="string" office:string-value="05/29" calcext:value-type="string">
            <text:p>05/29</text:p>
          </table:table-cell>
          <table:table-cell table:formula="of:=CONCATENATE([.F45];&quot; - &quot;; [.H45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Thunder Elite Mayhem Tournament - Youngstown Area</text:p>
          </table:table-cell>
          <table:table-cell table:style-name="ce21" office:value-type="date" office:date-value="2022-04-23" calcext:value-type="date">
            <text:p>04/23/22</text:p>
          </table:table-cell>
          <table:table-cell office:value-type="string" calcext:value-type="string">
            <text:p><text:s/>Girard, OH</text:p>
          </table:table-cell>
          <table:table-cell table:style-name="ce28" table:formula="of:=IF(WEEKDAY([.C46])=5;[.C46];IF(WEEKDAY([.C46])=6;[.C46];IF(WEEKDAY([.C46])=7;[.C46]-1;IF(WEEKDAY([.C46])=1;[.C46]-2))))" office:value-type="date" office:date-value="2022-04-22" calcext:value-type="date">
            <text:p>04/22/22</text:p>
          </table:table-cell>
          <table:table-cell table:formula="of:=TEXT([.E46]; &quot;MM/DD&quot;)" office:value-type="string" office:string-value="04/22" calcext:value-type="string">
            <text:p>04/22</text:p>
          </table:table-cell>
          <table:table-cell table:style-name="ce29" table:formula="of:=IF(WEEKDAY([.E46])=5;[.E46]+3;IF(WEEKDAY([.E46])=6;[.E46]+2))" office:value-type="date" office:date-value="2022-04-24" calcext:value-type="date">
            <text:p>04/24/22</text:p>
          </table:table-cell>
          <table:table-cell table:style-name="ce29" table:formula="of:=TEXT([.G46]; &quot;MM/DD&quot;)" office:value-type="string" office:string-value="04/24" calcext:value-type="string">
            <text:p>04/24</text:p>
          </table:table-cell>
          <table:table-cell table:formula="of:=CONCATENATE([.F46];&quot; - &quot;; [.H46])" office:value-type="string" office:string-value="04/22 - 04/24" calcext:value-type="string">
            <text:p>04/22 - 04/24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Streak Event</text:p>
          </table:table-cell>
          <table:table-cell table:style-name="ce21" office:value-type="date" office:date-value="2022-04-30" calcext:value-type="date">
            <text:p>04/3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47])=5;[.C47];IF(WEEKDAY([.C47])=6;[.C47];IF(WEEKDAY([.C47])=7;[.C47]-1;IF(WEEKDAY([.C47])=1;[.C47]-2))))" office:value-type="date" office:date-value="2022-04-29" calcext:value-type="date">
            <text:p>04/29/22</text:p>
          </table:table-cell>
          <table:table-cell table:formula="of:=TEXT([.E47]; &quot;MM/DD&quot;)" office:value-type="string" office:string-value="04/29" calcext:value-type="string">
            <text:p>04/29</text:p>
          </table:table-cell>
          <table:table-cell table:style-name="ce29" table:formula="of:=IF(WEEKDAY([.E47])=5;[.E47]+3;IF(WEEKDAY([.E47])=6;[.E47]+2))" office:value-type="date" office:date-value="2022-05-01" calcext:value-type="date">
            <text:p>05/01/22</text:p>
          </table:table-cell>
          <table:table-cell table:style-name="ce29" table:formula="of:=TEXT([.G47]; &quot;MM/DD&quot;)" office:value-type="string" office:string-value="05/01" calcext:value-type="string">
            <text:p>05/01</text:p>
          </table:table-cell>
          <table:table-cell table:formula="of:=CONCATENATE([.F47];&quot; - &quot;; [.H47])" office:value-type="string" office:string-value="04/29 - 05/01" calcext:value-type="string">
            <text:p>04/29 - 05/01</text:p>
          </table:table-cell>
          <table:table-cell office:value-type="string" calcext:value-type="string">
            <text:p>04/29 - 05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Cinderella <text:s/>Classic</text:p>
          </table:table-cell>
          <table:table-cell table:style-name="ce21" office:value-type="date" office:date-value="2022-07-09" calcext:value-type="date">
            <text:p>07/09/22</text:p>
          </table:table-cell>
          <table:table-cell office:value-type="string" calcext:value-type="string">
            <text:p><text:s/>North Ridgeville, OH</text:p>
          </table:table-cell>
          <table:table-cell table:style-name="ce28" table:formula="of:=IF(WEEKDAY([.C48])=5;[.C48];IF(WEEKDAY([.C48])=6;[.C48];IF(WEEKDAY([.C48])=7;[.C48]-1;IF(WEEKDAY([.C48])=1;[.C48]-2))))" office:value-type="date" office:date-value="2022-07-08" calcext:value-type="date">
            <text:p>07/08/22</text:p>
          </table:table-cell>
          <table:table-cell table:formula="of:=TEXT([.E48]; &quot;MM/DD&quot;)" office:value-type="string" office:string-value="07/08" calcext:value-type="string">
            <text:p>07/08</text:p>
          </table:table-cell>
          <table:table-cell table:style-name="ce29" table:formula="of:=IF(WEEKDAY([.E48])=5;[.E48]+3;IF(WEEKDAY([.E48])=6;[.E48]+2))" office:value-type="date" office:date-value="2022-07-10" calcext:value-type="date">
            <text:p>07/10/22</text:p>
          </table:table-cell>
          <table:table-cell table:style-name="ce29" table:formula="of:=TEXT([.G48]; &quot;MM/DD&quot;)" office:value-type="string" office:string-value="07/10" calcext:value-type="string">
            <text:p>07/10</text:p>
          </table:table-cell>
          <table:table-cell table:formula="of:=CONCATENATE([.F48];&quot; - &quot;; [.H48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Christmas in July Tournament</text:p>
          </table:table-cell>
          <table:table-cell table:style-name="ce21" office:value-type="date" office:date-value="2022-07-23" calcext:value-type="date">
            <text:p>07/23/22</text:p>
          </table:table-cell>
          <table:table-cell office:value-type="string" calcext:value-type="string">
            <text:p><text:s/>North Ridgeville, OH</text:p>
          </table:table-cell>
          <table:table-cell table:style-name="ce28" table:formula="of:=IF(WEEKDAY([.C49])=5;[.C49];IF(WEEKDAY([.C49])=6;[.C49];IF(WEEKDAY([.C49])=7;[.C49]-1;IF(WEEKDAY([.C49])=1;[.C49]-2))))" office:value-type="date" office:date-value="2022-07-22" calcext:value-type="date">
            <text:p>07/22/22</text:p>
          </table:table-cell>
          <table:table-cell table:formula="of:=TEXT([.E49]; &quot;MM/DD&quot;)" office:value-type="string" office:string-value="07/22" calcext:value-type="string">
            <text:p>07/22</text:p>
          </table:table-cell>
          <table:table-cell table:style-name="ce29" table:formula="of:=IF(WEEKDAY([.E49])=5;[.E49]+3;IF(WEEKDAY([.E49])=6;[.E49]+2))" office:value-type="date" office:date-value="2022-07-24" calcext:value-type="date">
            <text:p>07/24/22</text:p>
          </table:table-cell>
          <table:table-cell table:style-name="ce29" table:formula="of:=TEXT([.G49]; &quot;MM/DD&quot;)" office:value-type="string" office:string-value="07/24" calcext:value-type="string">
            <text:p>07/24</text:p>
          </table:table-cell>
          <table:table-cell table:formula="of:=CONCATENATE([.F49];&quot; - &quot;; [.H49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World Series Showdown in Columbus</text:p>
          </table:table-cell>
          <table:table-cell table:style-name="ce21" office:value-type="date" office:date-value="2022-07-28" calcext:value-type="date">
            <text:p>07/28/22</text:p>
          </table:table-cell>
          <table:table-cell office:value-type="string" calcext:value-type="string">
            <text:p><text:s/>Columbus, OH</text:p>
          </table:table-cell>
          <table:table-cell table:style-name="ce28" table:formula="of:=IF(WEEKDAY([.C50])=5;[.C50];IF(WEEKDAY([.C50])=6;[.C50];IF(WEEKDAY([.C50])=7;[.C50]-1;IF(WEEKDAY([.C50])=1;[.C50]-2))))" office:value-type="date" office:date-value="2022-07-28" calcext:value-type="date">
            <text:p>07/28/22</text:p>
          </table:table-cell>
          <table:table-cell table:formula="of:=TEXT([.E50]; &quot;MM/DD&quot;)" office:value-type="string" office:string-value="07/28" calcext:value-type="string">
            <text:p>07/28</text:p>
          </table:table-cell>
          <table:table-cell table:style-name="ce29" table:formula="of:=IF(WEEKDAY([.E50])=5;[.E50]+3;IF(WEEKDAY([.E50])=6;[.E50]+2))" office:value-type="date" office:date-value="2022-07-31" calcext:value-type="date">
            <text:p>07/31/22</text:p>
          </table:table-cell>
          <table:table-cell table:style-name="ce29" table:formula="of:=TEXT([.G50]; &quot;MM/DD&quot;)" office:value-type="string" office:string-value="07/31" calcext:value-type="string">
            <text:p>07/31</text:p>
          </table:table-cell>
          <table:table-cell table:formula="of:=CONCATENATE([.F50];&quot; - &quot;; [.H50])" office:value-type="string" office:string-value="07/28 - 07/31" calcext:value-type="string">
            <text:p>07/28 - 07/31</text:p>
          </table:table-cell>
          <table:table-cell office:value-type="string" calcext:value-type="string">
            <text:p>07/28 - 07/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Maple Leaf East</text:p>
          </table:table-cell>
          <table:table-cell table:style-name="ce21" office:value-type="date" office:date-value="2022-06-04" calcext:value-type="date">
            <text:p>06/04/22</text:p>
          </table:table-cell>
          <table:table-cell office:value-type="string" calcext:value-type="string">
            <text:p><text:s/>Streetsboro, OH</text:p>
          </table:table-cell>
          <table:table-cell table:style-name="ce28" table:formula="of:=IF(WEEKDAY([.C51])=5;[.C51];IF(WEEKDAY([.C51])=6;[.C51];IF(WEEKDAY([.C51])=7;[.C51]-1;IF(WEEKDAY([.C51])=1;[.C51]-2))))" office:value-type="date" office:date-value="2022-06-03" calcext:value-type="date">
            <text:p>06/03/22</text:p>
          </table:table-cell>
          <table:table-cell table:formula="of:=TEXT([.E51]; &quot;MM/DD&quot;)" office:value-type="string" office:string-value="06/03" calcext:value-type="string">
            <text:p>06/03</text:p>
          </table:table-cell>
          <table:table-cell table:style-name="ce29" table:formula="of:=IF(WEEKDAY([.E51])=5;[.E51]+3;IF(WEEKDAY([.E51])=6;[.E51]+2))" office:value-type="date" office:date-value="2022-06-05" calcext:value-type="date">
            <text:p>06/05/22</text:p>
          </table:table-cell>
          <table:table-cell table:style-name="ce29" table:formula="of:=TEXT([.G51]; &quot;MM/DD&quot;)" office:value-type="string" office:string-value="06/05" calcext:value-type="string">
            <text:p>06/05</text:p>
          </table:table-cell>
          <table:table-cell table:formula="of:=CONCATENATE([.F51];&quot; - &quot;; [.H51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June Slugfest</text:p>
          </table:table-cell>
          <table:table-cell table:style-name="ce21" office:value-type="date" office:date-value="2022-06-10" calcext:value-type="date">
            <text:p>06/10/22</text:p>
          </table:table-cell>
          <table:table-cell office:value-type="string" calcext:value-type="string">
            <text:p><text:s/>New Middletown, OH</text:p>
          </table:table-cell>
          <table:table-cell table:style-name="ce28" table:formula="of:=IF(WEEKDAY([.C52])=5;[.C52];IF(WEEKDAY([.C52])=6;[.C52];IF(WEEKDAY([.C52])=7;[.C52]-1;IF(WEEKDAY([.C52])=1;[.C52]-2))))" office:value-type="date" office:date-value="2022-06-10" calcext:value-type="date">
            <text:p>06/10/22</text:p>
          </table:table-cell>
          <table:table-cell table:formula="of:=TEXT([.E52]; &quot;MM/DD&quot;)" office:value-type="string" office:string-value="06/10" calcext:value-type="string">
            <text:p>06/10</text:p>
          </table:table-cell>
          <table:table-cell table:style-name="ce29" table:formula="of:=IF(WEEKDAY([.E52])=5;[.E52]+3;IF(WEEKDAY([.E52])=6;[.E52]+2))" office:value-type="date" office:date-value="2022-06-12" calcext:value-type="date">
            <text:p>06/12/22</text:p>
          </table:table-cell>
          <table:table-cell table:style-name="ce29" table:formula="of:=TEXT([.G52]; &quot;MM/DD&quot;)" office:value-type="string" office:string-value="06/12" calcext:value-type="string">
            <text:p>06/12</text:p>
          </table:table-cell>
          <table:table-cell table:formula="of:=CONCATENATE([.F52];&quot; - &quot;; [.H52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Ohio Magic Father's Day Classic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<text:s/>Youngstown, OH</text:p>
          </table:table-cell>
          <table:table-cell table:style-name="ce28" table:formula="of:=IF(WEEKDAY([.C53])=5;[.C53];IF(WEEKDAY([.C53])=6;[.C53];IF(WEEKDAY([.C53])=7;[.C53]-1;IF(WEEKDAY([.C53])=1;[.C53]-2))))" office:value-type="date" office:date-value="2022-06-17" calcext:value-type="date">
            <text:p>06/17/22</text:p>
          </table:table-cell>
          <table:table-cell table:formula="of:=TEXT([.E53]; &quot;MM/DD&quot;)" office:value-type="string" office:string-value="06/17" calcext:value-type="string">
            <text:p>06/17</text:p>
          </table:table-cell>
          <table:table-cell table:style-name="ce29" table:formula="of:=IF(WEEKDAY([.E53])=5;[.E53]+3;IF(WEEKDAY([.E53])=6;[.E53]+2))" office:value-type="date" office:date-value="2022-06-19" calcext:value-type="date">
            <text:p>06/19/22</text:p>
          </table:table-cell>
          <table:table-cell table:style-name="ce29" table:formula="of:=TEXT([.G53]; &quot;MM/DD&quot;)" office:value-type="string" office:string-value="06/19" calcext:value-type="string">
            <text:p>06/19</text:p>
          </table:table-cell>
          <table:table-cell table:formula="of:=CONCATENATE([.F53];&quot; - &quot;; [.H53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May Mayhem </text:p>
          </table:table-cell>
          <table:table-cell table:style-name="ce21" office:value-type="date" office:date-value="2022-05-14" calcext:value-type="date">
            <text:p>05/14/22</text:p>
          </table:table-cell>
          <table:table-cell office:value-type="string" calcext:value-type="string">
            <text:p><text:s/>Streetsboro, OH</text:p>
          </table:table-cell>
          <table:table-cell table:style-name="ce28" table:formula="of:=IF(WEEKDAY([.C54])=5;[.C54];IF(WEEKDAY([.C54])=6;[.C54];IF(WEEKDAY([.C54])=7;[.C54]-1;IF(WEEKDAY([.C54])=1;[.C54]-2))))" office:value-type="date" office:date-value="2022-05-13" calcext:value-type="date">
            <text:p>05/13/22</text:p>
          </table:table-cell>
          <table:table-cell table:formula="of:=TEXT([.E54]; &quot;MM/DD&quot;)" office:value-type="string" office:string-value="05/13" calcext:value-type="string">
            <text:p>05/13</text:p>
          </table:table-cell>
          <table:table-cell table:style-name="ce29" table:formula="of:=IF(WEEKDAY([.E54])=5;[.E54]+3;IF(WEEKDAY([.E54])=6;[.E54]+2))" office:value-type="date" office:date-value="2022-05-15" calcext:value-type="date">
            <text:p>05/15/22</text:p>
          </table:table-cell>
          <table:table-cell table:style-name="ce29" table:formula="of:=TEXT([.G54]; &quot;MM/DD&quot;)" office:value-type="string" office:string-value="05/15" calcext:value-type="string">
            <text:p>05/15</text:p>
          </table:table-cell>
          <table:table-cell table:formula="of:=CONCATENATE([.F54];&quot; - &quot;; [.H54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Stan Maley Memorial</text:p>
          </table:table-cell>
          <table:table-cell table:style-name="ce21" office:value-type="date" office:date-value="2022-05-28" calcext:value-type="date">
            <text:p>05/28/22</text:p>
          </table:table-cell>
          <table:table-cell office:value-type="string" calcext:value-type="string">
            <text:p><text:s/>Canfield, OH 44406</text:p>
          </table:table-cell>
          <table:table-cell table:style-name="ce28" table:formula="of:=IF(WEEKDAY([.C55])=5;[.C55];IF(WEEKDAY([.C55])=6;[.C55];IF(WEEKDAY([.C55])=7;[.C55]-1;IF(WEEKDAY([.C55])=1;[.C55]-2))))" office:value-type="date" office:date-value="2022-05-27" calcext:value-type="date">
            <text:p>05/27/22</text:p>
          </table:table-cell>
          <table:table-cell table:formula="of:=TEXT([.E55]; &quot;MM/DD&quot;)" office:value-type="string" office:string-value="05/27" calcext:value-type="string">
            <text:p>05/27</text:p>
          </table:table-cell>
          <table:table-cell table:style-name="ce29" table:formula="of:=IF(WEEKDAY([.E55])=5;[.E55]+3;IF(WEEKDAY([.E55])=6;[.E55]+2))" office:value-type="date" office:date-value="2022-05-29" calcext:value-type="date">
            <text:p>05/29/22</text:p>
          </table:table-cell>
          <table:table-cell table:style-name="ce29" table:formula="of:=TEXT([.G55]; &quot;MM/DD&quot;)" office:value-type="string" office:string-value="05/29" calcext:value-type="string">
            <text:p>05/29</text:p>
          </table:table-cell>
          <table:table-cell table:formula="of:=CONCATENATE([.F55];&quot; - &quot;; [.H55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Robert Lee Memorial</text:p>
          </table:table-cell>
          <table:table-cell table:style-name="ce21" office:value-type="date" office:date-value="2022-04-16" calcext:value-type="date">
            <text:p>04/16/22</text:p>
          </table:table-cell>
          <table:table-cell office:value-type="string" calcext:value-type="string">
            <text:p><text:s/>Youngstown, OH</text:p>
          </table:table-cell>
          <table:table-cell table:style-name="ce28" table:formula="of:=IF(WEEKDAY([.C56])=5;[.C56];IF(WEEKDAY([.C56])=6;[.C56];IF(WEEKDAY([.C56])=7;[.C56]-1;IF(WEEKDAY([.C56])=1;[.C56]-2))))" office:value-type="date" office:date-value="2022-04-15" calcext:value-type="date">
            <text:p>04/15/22</text:p>
          </table:table-cell>
          <table:table-cell table:formula="of:=TEXT([.E56]; &quot;MM/DD&quot;)" office:value-type="string" office:string-value="04/15" calcext:value-type="string">
            <text:p>04/15</text:p>
          </table:table-cell>
          <table:table-cell table:style-name="ce29" table:formula="of:=IF(WEEKDAY([.E56])=5;[.E56]+3;IF(WEEKDAY([.E56])=6;[.E56]+2))" office:value-type="date" office:date-value="2022-04-17" calcext:value-type="date">
            <text:p>04/17/22</text:p>
          </table:table-cell>
          <table:table-cell table:style-name="ce29" table:formula="of:=TEXT([.G56]; &quot;MM/DD&quot;)" office:value-type="string" office:string-value="04/17" calcext:value-type="string">
            <text:p>04/17</text:p>
          </table:table-cell>
          <table:table-cell table:formula="of:=CONCATENATE([.F56];&quot; - &quot;; [.H56])" office:value-type="string" office:string-value="04/15 - 04/17" calcext:value-type="string">
            <text:p>04/15 - 04/17</text:p>
          </table:table-cell>
          <table:table-cell office:value-type="string" calcext:value-type="string">
            <text:p>04/15 - 04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Cinderella Classic</text:p>
          </table:table-cell>
          <table:table-cell table:style-name="ce21" office:value-type="date" office:date-value="2022-07-09" calcext:value-type="date">
            <text:p>07/09/22</text:p>
          </table:table-cell>
          <table:table-cell office:value-type="string" calcext:value-type="string">
            <text:p><text:s/>North Ridgeville, OH</text:p>
          </table:table-cell>
          <table:table-cell table:style-name="ce28" table:formula="of:=IF(WEEKDAY([.C57])=5;[.C57];IF(WEEKDAY([.C57])=6;[.C57];IF(WEEKDAY([.C57])=7;[.C57]-1;IF(WEEKDAY([.C57])=1;[.C57]-2))))" office:value-type="date" office:date-value="2022-07-08" calcext:value-type="date">
            <text:p>07/08/22</text:p>
          </table:table-cell>
          <table:table-cell table:formula="of:=TEXT([.E57]; &quot;MM/DD&quot;)" office:value-type="string" office:string-value="07/08" calcext:value-type="string">
            <text:p>07/08</text:p>
          </table:table-cell>
          <table:table-cell table:style-name="ce29" table:formula="of:=IF(WEEKDAY([.E57])=5;[.E57]+3;IF(WEEKDAY([.E57])=6;[.E57]+2))" office:value-type="date" office:date-value="2022-07-10" calcext:value-type="date">
            <text:p>07/10/22</text:p>
          </table:table-cell>
          <table:table-cell table:style-name="ce29" table:formula="of:=TEXT([.G57]; &quot;MM/DD&quot;)" office:value-type="string" office:string-value="07/10" calcext:value-type="string">
            <text:p>07/10</text:p>
          </table:table-cell>
          <table:table-cell table:formula="of:=CONCATENATE([.F57];&quot; - &quot;; [.H57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Hope’s Turn At Bat</text:p>
          </table:table-cell>
          <table:table-cell table:style-name="ce21" office:value-type="date" office:date-value="2022-07-22" calcext:value-type="date">
            <text:p>07/22/22</text:p>
          </table:table-cell>
          <table:table-cell office:value-type="string" calcext:value-type="string">
            <text:p><text:s/>Hermitage, PA</text:p>
          </table:table-cell>
          <table:table-cell table:style-name="ce28" table:formula="of:=IF(WEEKDAY([.C58])=5;[.C58];IF(WEEKDAY([.C58])=6;[.C58];IF(WEEKDAY([.C58])=7;[.C58]-1;IF(WEEKDAY([.C58])=1;[.C58]-2))))" office:value-type="date" office:date-value="2022-07-22" calcext:value-type="date">
            <text:p>07/22/22</text:p>
          </table:table-cell>
          <table:table-cell table:formula="of:=TEXT([.E58]; &quot;MM/DD&quot;)" office:value-type="string" office:string-value="07/22" calcext:value-type="string">
            <text:p>07/22</text:p>
          </table:table-cell>
          <table:table-cell table:style-name="ce29" table:formula="of:=IF(WEEKDAY([.E58])=5;[.E58]+3;IF(WEEKDAY([.E58])=6;[.E58]+2))" office:value-type="date" office:date-value="2022-07-24" calcext:value-type="date">
            <text:p>07/24/22</text:p>
          </table:table-cell>
          <table:table-cell table:style-name="ce29" table:formula="of:=TEXT([.G58]; &quot;MM/DD&quot;)" office:value-type="string" office:string-value="07/24" calcext:value-type="string">
            <text:p>07/24</text:p>
          </table:table-cell>
          <table:table-cell table:formula="of:=CONCATENATE([.F58];&quot; - &quot;; [.H58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Mapleleaf Classic</text:p>
          </table:table-cell>
          <table:table-cell table:style-name="ce21" office:value-type="date" office:date-value="2022-06-04" calcext:value-type="date">
            <text:p>06/04/22</text:p>
          </table:table-cell>
          <table:table-cell table:style-name="ce25" office:value-type="string" calcext:value-type="string">
            <text:p><text:s/>Streetsboro, OH</text:p>
          </table:table-cell>
          <table:table-cell table:style-name="ce28" table:formula="of:=IF(WEEKDAY([.C59])=5;[.C59];IF(WEEKDAY([.C59])=6;[.C59];IF(WEEKDAY([.C59])=7;[.C59]-1;IF(WEEKDAY([.C59])=1;[.C59]-2))))" office:value-type="date" office:date-value="2022-06-03" calcext:value-type="date">
            <text:p>06/03/22</text:p>
          </table:table-cell>
          <table:table-cell table:formula="of:=TEXT([.E59]; &quot;MM/DD&quot;)" office:value-type="string" office:string-value="06/03" calcext:value-type="string">
            <text:p>06/03</text:p>
          </table:table-cell>
          <table:table-cell table:style-name="ce29" table:formula="of:=IF(WEEKDAY([.E59])=5;[.E59]+3;IF(WEEKDAY([.E59])=6;[.E59]+2))" office:value-type="date" office:date-value="2022-06-05" calcext:value-type="date">
            <text:p>06/05/22</text:p>
          </table:table-cell>
          <table:table-cell table:style-name="ce29" table:formula="of:=TEXT([.G59]; &quot;MM/DD&quot;)" office:value-type="string" office:string-value="06/05" calcext:value-type="string">
            <text:p>06/05</text:p>
          </table:table-cell>
          <table:table-cell table:formula="of:=CONCATENATE([.F59];&quot; - &quot;; [.H59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Father’s Day Win Some Bling Tournament</text:p>
          </table:table-cell>
          <table:table-cell table:style-name="ce21" office:value-type="date" office:date-value="2022-06-17" calcext:value-type="date">
            <text:p>06/17/22</text:p>
          </table:table-cell>
          <table:table-cell office:value-type="string" calcext:value-type="string">
            <text:p><text:s/>Youngstown, OH</text:p>
          </table:table-cell>
          <table:table-cell table:style-name="ce28" table:formula="of:=IF(WEEKDAY([.C60])=5;[.C60];IF(WEEKDAY([.C60])=6;[.C60];IF(WEEKDAY([.C60])=7;[.C60]-1;IF(WEEKDAY([.C60])=1;[.C60]-2))))" office:value-type="date" office:date-value="2022-06-17" calcext:value-type="date">
            <text:p>06/17/22</text:p>
          </table:table-cell>
          <table:table-cell table:formula="of:=TEXT([.E60]; &quot;MM/DD&quot;)" office:value-type="string" office:string-value="06/17" calcext:value-type="string">
            <text:p>06/17</text:p>
          </table:table-cell>
          <table:table-cell table:style-name="ce29" table:formula="of:=IF(WEEKDAY([.E60])=5;[.E60]+3;IF(WEEKDAY([.E60])=6;[.E60]+2))" office:value-type="date" office:date-value="2022-06-19" calcext:value-type="date">
            <text:p>06/19/22</text:p>
          </table:table-cell>
          <table:table-cell table:style-name="ce29" table:formula="of:=TEXT([.G60]; &quot;MM/DD&quot;)" office:value-type="string" office:string-value="06/19" calcext:value-type="string">
            <text:p>06/19</text:p>
          </table:table-cell>
          <table:table-cell table:formula="of:=CONCATENATE([.F60];&quot; - &quot;; [.H60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Shamrock Classic</text:p>
          </table:table-cell>
          <table:table-cell table:style-name="ce21" office:value-type="date" office:date-value="2022-03-19" calcext:value-type="date">
            <text:p>03/19/22</text:p>
          </table:table-cell>
          <table:table-cell office:value-type="string" calcext:value-type="string">
            <text:p><text:s/>Mount Vernon, OH</text:p>
          </table:table-cell>
          <table:table-cell table:style-name="ce28" table:formula="of:=IF(WEEKDAY([.C61])=5;[.C61];IF(WEEKDAY([.C61])=6;[.C61];IF(WEEKDAY([.C61])=7;[.C61]-1;IF(WEEKDAY([.C61])=1;[.C61]-2))))" office:value-type="date" office:date-value="2022-03-18" calcext:value-type="date">
            <text:p>03/18/22</text:p>
          </table:table-cell>
          <table:table-cell table:formula="of:=TEXT([.E61]; &quot;MM/DD&quot;)" office:value-type="string" office:string-value="03/18" calcext:value-type="string">
            <text:p>03/18</text:p>
          </table:table-cell>
          <table:table-cell table:style-name="ce29" table:formula="of:=IF(WEEKDAY([.E61])=5;[.E61]+3;IF(WEEKDAY([.E61])=6;[.E61]+2))" office:value-type="date" office:date-value="2022-03-20" calcext:value-type="date">
            <text:p>03/20/22</text:p>
          </table:table-cell>
          <table:table-cell table:style-name="ce29" table:formula="of:=TEXT([.G61]; &quot;MM/DD&quot;)" office:value-type="string" office:string-value="03/20" calcext:value-type="string">
            <text:p>03/20</text:p>
          </table:table-cell>
          <table:table-cell table:formula="of:=CONCATENATE([.F61];&quot; - &quot;; [.H61])" office:value-type="string" office:string-value="03/18 - 03/20" calcext:value-type="string">
            <text:p>03/18 - 03/20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Racers Early Bird Tournament</text:p>
          </table:table-cell>
          <table:table-cell table:style-name="ce21" office:value-type="date" office:date-value="2022-05-07" calcext:value-type="date">
            <text:p>05/07/22</text:p>
          </table:table-cell>
          <table:table-cell office:value-type="string" calcext:value-type="string">
            <text:p><text:s/>Rootstown, OH</text:p>
          </table:table-cell>
          <table:table-cell table:style-name="ce28" table:formula="of:=IF(WEEKDAY([.C62])=5;[.C62];IF(WEEKDAY([.C62])=6;[.C62];IF(WEEKDAY([.C62])=7;[.C62]-1;IF(WEEKDAY([.C62])=1;[.C62]-2))))" office:value-type="date" office:date-value="2022-05-06" calcext:value-type="date">
            <text:p>05/06/22</text:p>
          </table:table-cell>
          <table:table-cell table:formula="of:=TEXT([.E62]; &quot;MM/DD&quot;)" office:value-type="string" office:string-value="05/06" calcext:value-type="string">
            <text:p>05/06</text:p>
          </table:table-cell>
          <table:table-cell table:style-name="ce29" table:formula="of:=IF(WEEKDAY([.E62])=5;[.E62]+3;IF(WEEKDAY([.E62])=6;[.E62]+2))" office:value-type="date" office:date-value="2022-05-08" calcext:value-type="date">
            <text:p>05/08/22</text:p>
          </table:table-cell>
          <table:table-cell table:style-name="ce29" table:formula="of:=TEXT([.G62]; &quot;MM/DD&quot;)" office:value-type="string" office:string-value="05/08" calcext:value-type="string">
            <text:p>05/08</text:p>
          </table:table-cell>
          <table:table-cell table:formula="of:=CONCATENATE([.F62];&quot; - &quot;; [.H62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Choose Joy Tounrament</text:p>
          </table:table-cell>
          <table:table-cell table:style-name="ce21" office:value-type="date" office:date-value="2022-05-13" calcext:value-type="date">
            <text:p>05/13/22</text:p>
          </table:table-cell>
          <table:table-cell office:value-type="string" calcext:value-type="string">
            <text:p><text:s/>Canfield, OH</text:p>
          </table:table-cell>
          <table:table-cell table:style-name="ce28" table:formula="of:=IF(WEEKDAY([.C63])=5;[.C63];IF(WEEKDAY([.C63])=6;[.C63];IF(WEEKDAY([.C63])=7;[.C63]-1;IF(WEEKDAY([.C63])=1;[.C63]-2))))" office:value-type="date" office:date-value="2022-05-13" calcext:value-type="date">
            <text:p>05/13/22</text:p>
          </table:table-cell>
          <table:table-cell table:formula="of:=TEXT([.E63]; &quot;MM/DD&quot;)" office:value-type="string" office:string-value="05/13" calcext:value-type="string">
            <text:p>05/13</text:p>
          </table:table-cell>
          <table:table-cell table:style-name="ce29" table:formula="of:=IF(WEEKDAY([.E63])=5;[.E63]+3;IF(WEEKDAY([.E63])=6;[.E63]+2))" office:value-type="date" office:date-value="2022-05-15" calcext:value-type="date">
            <text:p>05/15/22</text:p>
          </table:table-cell>
          <table:table-cell table:style-name="ce29" table:formula="of:=TEXT([.G63]; &quot;MM/DD&quot;)" office:value-type="string" office:string-value="05/15" calcext:value-type="string">
            <text:p>05/15</text:p>
          </table:table-cell>
          <table:table-cell table:formula="of:=CONCATENATE([.F63];&quot; - &quot;; [.H63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Ohio Spring Fever</text:p>
          </table:table-cell>
          <table:table-cell table:style-name="ce21" office:value-type="date" office:date-value="2022-05-20" calcext:value-type="date">
            <text:p>05/20/22</text:p>
          </table:table-cell>
          <table:table-cell office:value-type="string" calcext:value-type="string">
            <text:p><text:s/>Stow, OH</text:p>
          </table:table-cell>
          <table:table-cell table:style-name="ce28" table:formula="of:=IF(WEEKDAY([.C64])=5;[.C64];IF(WEEKDAY([.C64])=6;[.C64];IF(WEEKDAY([.C64])=7;[.C64]-1;IF(WEEKDAY([.C64])=1;[.C64]-2))))" office:value-type="date" office:date-value="2022-05-20" calcext:value-type="date">
            <text:p>05/20/22</text:p>
          </table:table-cell>
          <table:table-cell table:formula="of:=TEXT([.E64]; &quot;MM/DD&quot;)" office:value-type="string" office:string-value="05/20" calcext:value-type="string">
            <text:p>05/20</text:p>
          </table:table-cell>
          <table:table-cell table:style-name="ce29" table:formula="of:=IF(WEEKDAY([.E64])=5;[.E64]+3;IF(WEEKDAY([.E64])=6;[.E64]+2))" office:value-type="date" office:date-value="2022-05-22" calcext:value-type="date">
            <text:p>05/22/22</text:p>
          </table:table-cell>
          <table:table-cell table:style-name="ce29" table:formula="of:=TEXT([.G64]; &quot;MM/DD&quot;)" office:value-type="string" office:string-value="05/22" calcext:value-type="string">
            <text:p>05/22</text:p>
          </table:table-cell>
          <table:table-cell table:formula="of:=CONCATENATE([.F64];&quot; - &quot;; [.H64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 table:number-rows-repeated="1048422">
          <table:table-cell table:number-columns-repeated="1011"/>
        </table:table-row>
        <table:table-row table:style-name="ro2" table:number-rows-repeated="89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  <table:database-ranges>
        <table:database-range table:name="__Anonymous_Sheet_DB__0" table:target-range-address="Ready.A1:Ready.AMJ1048576">
          <table:sort>
            <table:sort-by table:field-number="0" table:data-type="automatic"/>
          </table:sort>
        </table:database-range>
        <table:database-range table:name="__Anonymous_Sheet_DB__1" table:target-range-address="'team-events'.A1:'team-events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1" fo:font-family="Calibri" fo:font-size="14pt" style:font-size-asian="14pt" style:font-name-complex="Calibri1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loext:scale-to-X="1" loext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3:34:59.483359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-events" style:display-name="PageStyle_team-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2-06-07T11:10:17</meta:creation-date>
    <dc:date>2022-06-08T13:35:34.476658106</dc:date>
    <meta:generator>LibreOffice/6.4.7.2$Linux_X86_64 LibreOffice_project/40$Build-2</meta:generator>
    <meta:editing-duration>PT25M32S</meta:editing-duration>
    <meta:editing-cycles>12</meta:editing-cycles>
    <meta:document-statistic meta:table-count="2" meta:cell-count="1024" meta:object-count="0"/>
  </office:meta>
</office:document-meta>
</file>